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3" svg:font-family="'PT Sans'" style:font-adornments="Bold" style:font-family-generic="swiss" style:font-pitch="variable"/>
    <style:font-face style:name="PT Sans2" svg:font-family="'PT Sans'" style:font-adornments="Italic" style:font-family-generic="swiss" style:font-pitch="variable"/>
    <style:font-face style:name="PT Sans1" svg:font-family="'PT Sans'" style:font-adornments="Regular" style:font-family-generic="swiss" style:font-pitch="variable"/>
    <style:font-face style:name="Ek Mukta" svg:font-family="'Ek Mukt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48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0.321cm" style:rel-column-width="4681*"/>
    </style:style>
    <style:style style:name="Table2.N" style:family="table-column">
      <style:table-column-properties style:column-width="0.321cm" style:rel-column-width="46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N1" style:family="table-cell">
      <style:table-cell-properties fo:background-color="transparent" fo:padding="0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2.N2" style:family="table-cell">
      <style:table-cell-properties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4.918cm" fo:margin-left="-0.198cm" fo:break-before="page" table:align="left" fo:background-color="transparent" fo:keep-with-next="auto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3.655cm"/>
    </style:style>
    <style:style style:name="Table1.1" style:family="table-row">
      <style:table-row-properties style:min-row-height="0.356cm"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="0.102cm" fo:border="none" style:writing-mode="page">
        <style:background-image/>
      </style:table-cell-properties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859cm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paragraph-rsid="0041617d"/>
    </style:style>
    <style:style style:name="P2" style:family="paragraph" style:parent-style-name="Text_20_body">
      <style:text-properties officeooo:rsid="003482f1" officeooo:paragraph-rsid="0041617d"/>
    </style:style>
    <style:style style:name="P3" style:family="paragraph" style:parent-style-name="Text_20_body">
      <style:text-properties officeooo:paragraph-rsid="0041617d"/>
    </style:style>
    <style:style style:name="P4" style:family="paragraph" style:parent-style-name="Text_20_body">
      <style:text-properties style:font-name="PT Sans1" fo:font-size="9pt" officeooo:rsid="001d411a" officeooo:paragraph-rsid="004d60b9" style:font-size-asian="9pt" style:font-size-complex="9pt"/>
    </style:style>
    <style:style style:name="P5" style:family="paragraph" style:parent-style-name="Text_20_body">
      <style:text-properties style:font-name="PT Sans1" fo:font-size="9pt" officeooo:rsid="004d60b9" officeooo:paragraph-rsid="004d60b9" style:font-size-asian="9pt" style:font-size-complex="9pt"/>
    </style:style>
    <style:style style:name="P6" style:family="paragraph" style:parent-style-name="Text_20_body">
      <style:text-properties officeooo:paragraph-rsid="004beb86"/>
    </style:style>
    <style:style style:name="P7" style:family="paragraph" style:parent-style-name="Text_20_body">
      <style:text-properties officeooo:rsid="004d60b9" officeooo:paragraph-rsid="0041617d"/>
    </style:style>
    <style:style style:name="P8" style:family="paragraph" style:parent-style-name="Text_20_body">
      <style:text-properties officeooo:rsid="0055b6ac" officeooo:paragraph-rsid="0055b6ac"/>
    </style:style>
    <style:style style:name="P9" style:family="paragraph" style:parent-style-name="Text_20_body">
      <style:text-properties officeooo:paragraph-rsid="0055b6ac"/>
    </style:style>
    <style:style style:name="P10" style:family="paragraph" style:parent-style-name="Title">
      <style:text-properties officeooo:paragraph-rsid="0041617d"/>
    </style:style>
    <style:style style:name="P11" style:family="paragraph" style:parent-style-name="Title">
      <style:text-properties fo:font-size="2pt" style:font-size-asian="1.75pt" style:font-size-complex="2pt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bold" style:font-size-asian="7.80000019073486pt" style:font-style-asian="normal" style:font-weight-asian="bold" style:font-size-complex="7.80000019073486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bold" officeooo:rsid="001b0179" officeooo:paragraph-rsid="001b0179" style:font-size-asian="7.80000019073486pt" style:font-style-asian="normal" style:font-weight-asian="bold" style:font-size-complex="7.8000001907348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03de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03ded" officeooo:paragraph-rsid="00503de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03ded" officeooo:paragraph-rsid="005242a0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1e02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1e02d" officeooo:paragraph-rsid="0051e02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1b0179" officeooo:paragraph-rsid="0051e02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1b0179" officeooo:paragraph-rsid="00503de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242a0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242a0" officeooo:paragraph-rsid="005242a0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242a0" officeooo:paragraph-rsid="0052ba82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242a0" officeooo:paragraph-rsid="003b29d2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PT Sans"/>
    </style:style>
    <style:style style:name="P26" style:family="paragraph" style:parent-style-name="Table_20_Contents">
      <style:paragraph-properties fo:text-align="start" style:justify-single-word="false"/>
      <style:text-properties style:font-name="PT Sans"/>
    </style:style>
    <style:style style:name="P27" style:family="paragraph" style:parent-style-name="Table_20_Contents">
      <style:paragraph-properties fo:text-align="center" style:justify-single-word="false"/>
      <style:text-properties style:font-name="PT Sans" officeooo:rsid="004beb86" officeooo:paragraph-rsid="004beb86"/>
    </style:style>
    <style:style style:name="P28" style:family="paragraph" style:parent-style-name="Table_20_Contents">
      <style:paragraph-properties fo:text-align="center" style:justify-single-word="false"/>
      <style:text-properties style:font-name="PT Sans"/>
    </style:style>
    <style:style style:name="P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bold" style:font-size-asian="7.80000019073486pt" style:font-style-asian="normal" style:font-weight-asian="bold" style:font-size-complex="7.80000019073486pt" style:font-style-complex="normal" style:font-weight-complex="bold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PT Sans" fo:font-size="7.80000019073486pt" fo:font-style="normal" fo:text-shadow="none" style:text-underline-style="none" fo:font-weight="normal" officeooo:rsid="0056bc02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P32" style:family="paragraph" style:parent-style-name="Example">
      <style:text-properties officeooo:paragraph-rsid="0041617d"/>
    </style:style>
    <style:style style:name="P33" style:family="paragraph" style:parent-style-name="Heading_20_1">
      <style:text-properties style:font-name="PT Sans3" fo:font-size="12pt" fo:font-weight="bold" officeooo:rsid="001e2bc3" officeooo:paragraph-rsid="004beb86" style:font-name-asian="Noto Sans CJK SC" style:font-size-asian="12pt" style:font-weight-asian="bold" style:font-name-complex="Ek Mukta" style:font-size-complex="12pt" style:font-weight-complex="bold"/>
    </style:style>
    <style:style style:name="P34" style:family="paragraph" style:parent-style-name="Heading_20_1">
      <style:text-properties style:font-name="PT Sans3" fo:font-size="12pt" fo:font-weight="bold" officeooo:rsid="001e2bc3" officeooo:paragraph-rsid="004d60b9" style:font-name-asian="Noto Sans CJK SC" style:font-size-asian="12pt" style:font-weight-asian="bold" style:font-name-complex="Ek Mukta" style:font-size-complex="12pt" style:font-weight-complex="bold"/>
    </style:style>
    <style:style style:name="P35" style:family="paragraph" style:parent-style-name="Heading_20_1">
      <style:text-properties style:font-name="PT Sans3" fo:font-size="12pt" fo:font-weight="bold" officeooo:rsid="001e2bc3" officeooo:paragraph-rsid="004d7e54" style:font-name-asian="Noto Sans CJK SC" style:font-size-asian="12pt" style:font-weight-asian="bold" style:font-name-complex="Ek Mukta" style:font-size-complex="12pt" style:font-weight-complex="bold"/>
    </style:style>
    <style:style style:name="P36" style:family="paragraph" style:parent-style-name="Heading_20_1">
      <style:text-properties style:font-name="PT Sans3" fo:font-size="12pt" fo:font-weight="bold" officeooo:rsid="001e2bc3" officeooo:paragraph-rsid="004dba90" style:font-name-asian="Noto Sans CJK SC" style:font-size-asian="12pt" style:font-weight-asian="bold" style:font-name-complex="Ek Mukta" style:font-size-complex="12pt" style:font-weight-complex="bold"/>
    </style:style>
    <style:style style:name="P37" style:family="paragraph" style:parent-style-name="Heading_20_1">
      <style:text-properties style:font-name="PT Sans3" fo:font-size="12pt" fo:font-weight="bold" officeooo:rsid="001e2bc3" officeooo:paragraph-rsid="004f5371" style:font-name-asian="Noto Sans CJK SC" style:font-size-asian="12pt" style:font-weight-asian="bold" style:font-name-complex="Ek Mukta" style:font-size-complex="12pt" style:font-weight-complex="bold"/>
    </style:style>
    <style:style style:name="P38" style:family="paragraph" style:parent-style-name="Heading_20_1">
      <style:text-properties style:font-name="PT Sans3" fo:font-size="12pt" fo:font-weight="bold" officeooo:rsid="001e2bc3" officeooo:paragraph-rsid="004fd4c1" style:font-name-asian="Noto Sans CJK SC" style:font-size-asian="12pt" style:font-weight-asian="bold" style:font-name-complex="Ek Mukta" style:font-size-complex="12pt" style:font-weight-complex="bold"/>
    </style:style>
    <style:style style:name="P39" style:family="paragraph" style:parent-style-name="Heading_20_1">
      <style:text-properties style:font-name="PT Sans3" fo:font-size="12pt" fo:font-weight="bold" officeooo:rsid="004beb86" officeooo:paragraph-rsid="004beb86" style:font-name-asian="Noto Sans CJK SC" style:font-size-asian="12pt" style:font-weight-asian="bold" style:font-name-complex="Ek Mukta" style:font-size-complex="12pt" style:font-weight-complex="bold"/>
    </style:style>
    <style:style style:name="P40" style:family="paragraph" style:parent-style-name="Heading_20_1">
      <style:text-properties style:font-name="PT Sans3" fo:font-size="12pt" fo:font-weight="bold" officeooo:rsid="004d60b9" officeooo:paragraph-rsid="004d60b9" style:font-name-asian="Noto Sans CJK SC" style:font-size-asian="12pt" style:font-weight-asian="bold" style:font-name-complex="Ek Mukta" style:font-size-complex="12pt" style:font-weight-complex="bold"/>
    </style:style>
    <style:style style:name="P41" style:family="paragraph" style:parent-style-name="Heading_20_1">
      <style:text-properties style:font-name="PT Sans3" fo:font-size="12pt" fo:font-weight="bold" officeooo:rsid="004d7e54" officeooo:paragraph-rsid="004d7e54" style:font-name-asian="Noto Sans CJK SC" style:font-size-asian="12pt" style:font-weight-asian="bold" style:font-name-complex="Ek Mukta" style:font-size-complex="12pt" style:font-weight-complex="bold"/>
    </style:style>
    <style:style style:name="P42" style:family="paragraph" style:parent-style-name="Heading_20_1">
      <style:text-properties style:font-name="PT Sans3" fo:font-size="12pt" fo:font-weight="bold" officeooo:rsid="004f5371" officeooo:paragraph-rsid="004f5371" style:font-name-asian="Noto Sans CJK SC" style:font-size-asian="12pt" style:font-weight-asian="bold" style:font-name-complex="Ek Mukta" style:font-size-complex="12pt" style:font-weight-complex="bold"/>
    </style:style>
    <style:style style:name="P43" style:family="paragraph" style:parent-style-name="Heading_20_1">
      <style:text-properties officeooo:rsid="004fd4c1" officeooo:paragraph-rsid="0041617d"/>
    </style:style>
    <style:style style:name="P44" style:family="paragraph" style:parent-style-name="Heading_20_1">
      <style:text-properties officeooo:paragraph-rsid="0041617d"/>
    </style:style>
    <style:style style:name="P45" style:family="paragraph" style:parent-style-name="Heading_20_1">
      <style:text-properties officeooo:rsid="004dba90" officeooo:paragraph-rsid="0041617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64e88" style:font-style-asian="italic" style:font-style-complex="italic"/>
    </style:style>
    <style:style style:name="T3" style:family="text">
      <style:text-properties fo:font-style="italic" officeooo:rsid="00356034" style:font-style-asian="italic" style:font-style-complex="italic"/>
    </style:style>
    <style:style style:name="T4" style:family="text">
      <style:text-properties fo:font-style="italic" officeooo:rsid="004d7e54" style:font-style-asian="italic" style:font-style-complex="italic"/>
    </style:style>
    <style:style style:name="T5" style:family="text">
      <style:text-properties fo:font-style="italic" officeooo:rsid="004dba90" style:font-style-asian="italic" style:font-style-complex="italic"/>
    </style:style>
    <style:style style:name="T6" style:family="text">
      <style:text-properties fo:font-style="italic" officeooo:rsid="004f5371" style:font-style-asian="italic" style:font-style-complex="italic"/>
    </style:style>
    <style:style style:name="T7" style:family="text">
      <style:text-properties officeooo:rsid="002d1374"/>
    </style:style>
    <style:style style:name="T8" style:family="text">
      <style:text-properties style:font-name="Roboto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style:font-name="Roboto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officeooo:rsid="00356034"/>
    </style:style>
    <style:style style:name="T11" style:family="text">
      <style:text-properties officeooo:rsid="003752e0"/>
    </style:style>
    <style:style style:name="T12" style:family="text">
      <style:text-properties officeooo:rsid="0044dae5"/>
    </style:style>
    <style:style style:name="T13" style:family="text">
      <style:text-properties officeooo:rsid="00464e88"/>
    </style:style>
    <style:style style:name="T14" style:family="text">
      <style:text-properties officeooo:rsid="004beb86"/>
    </style:style>
    <style:style style:name="T15" style:family="text">
      <style:text-properties style:font-name="PT Sans1" fo:font-size="9pt" officeooo:rsid="004beb86" style:font-size-asian="9pt" style:font-size-complex="9pt"/>
    </style:style>
    <style:style style:name="T16" style:family="text">
      <style:text-properties style:font-name="PT Sans1" fo:font-size="9pt" officeooo:rsid="001d411a" style:font-size-asian="9pt" style:font-size-complex="9pt"/>
    </style:style>
    <style:style style:name="T17" style:family="text">
      <style:text-properties style:font-name="PT Sans1" fo:font-size="9pt" officeooo:rsid="004d60b9" style:font-size-asian="9pt" style:font-size-complex="9pt"/>
    </style:style>
    <style:style style:name="T18" style:family="text">
      <style:text-properties style:font-name="PT Sans1" fo:font-size="9pt" officeooo:rsid="004d7e54" style:font-size-asian="9pt" style:font-size-complex="9pt"/>
    </style:style>
    <style:style style:name="T19" style:family="text">
      <style:text-properties style:font-name="PT Sans1" fo:font-size="9pt" officeooo:rsid="0032a9d3" style:font-size-asian="9pt" style:font-size-complex="9pt"/>
    </style:style>
    <style:style style:name="T20" style:family="text">
      <style:text-properties style:font-name="PT Sans1" fo:font-size="9pt" officeooo:rsid="004dba90" style:font-size-asian="9pt" style:font-size-complex="9pt"/>
    </style:style>
    <style:style style:name="T21" style:family="text">
      <style:text-properties style:font-name="PT Sans1" fo:font-size="9pt" officeooo:rsid="004f5371" style:font-size-asian="9pt" style:font-size-complex="9pt"/>
    </style:style>
    <style:style style:name="T22" style:family="text">
      <style:text-properties style:font-name="PT Sans1" fo:font-size="9pt" officeooo:rsid="00356034" style:font-size-asian="9pt" style:font-size-complex="9pt"/>
    </style:style>
    <style:style style:name="T23" style:family="text">
      <style:text-properties style:font-name="PT Sans1" fo:font-size="9pt" officeooo:rsid="0037c78a" style:font-size-asian="9pt" style:font-size-complex="9pt"/>
    </style:style>
    <style:style style:name="T24" style:family="text">
      <style:text-properties style:font-name="PT Sans1" fo:font-size="9pt" officeooo:rsid="004fd4c1" style:font-size-asian="9pt" style:font-size-complex="9pt"/>
    </style:style>
    <style:style style:name="T25" style:family="text">
      <style:text-properties style:font-name="PT Sans1" fo:font-size="9pt" officeooo:rsid="00503ded" style:font-size-asian="9pt" style:font-size-complex="9pt"/>
    </style:style>
    <style:style style:name="T26" style:family="text">
      <style:text-properties style:font-name="PT Sans1" fo:font-size="9pt" officeooo:rsid="005242a0" style:font-size-asian="9pt" style:font-size-complex="9pt"/>
    </style:style>
    <style:style style:name="T27" style:family="text">
      <style:text-properties style:font-name="PT Sans1" fo:font-size="9pt" officeooo:rsid="0052ba82" style:font-size-asian="9pt" style:font-size-complex="9pt"/>
    </style:style>
    <style:style style:name="T28" style:family="text">
      <style:text-properties style:font-name="PT Sans1" fo:font-size="9pt" officeooo:rsid="0055b6ac" style:font-size-asian="9pt" style:font-size-complex="9pt"/>
    </style:style>
    <style:style style:name="T29" style:family="text">
      <style:text-properties style:font-name="PT Sans1" fo:font-size="9pt" officeooo:rsid="0056bc02" style:font-size-asian="9pt" style:font-size-complex="9pt"/>
    </style:style>
    <style:style style:name="T30" style:family="text">
      <style:text-properties style:font-name="PT Sans1" fo:font-size="9pt" fo:font-style="italic" officeooo:rsid="001d411a" style:font-size-asian="9pt" style:font-style-asian="italic" style:font-size-complex="9pt" style:font-style-complex="italic"/>
    </style:style>
    <style:style style:name="T31" style:family="text">
      <style:text-properties style:font-name="PT Sans1" fo:font-size="9pt" fo:font-style="italic" officeooo:rsid="004d7e54" style:font-size-asian="9pt" style:font-style-asian="italic" style:font-size-complex="9pt" style:font-style-complex="italic"/>
    </style:style>
    <style:style style:name="T32" style:family="text">
      <style:text-properties style:font-name="PT Sans1" fo:font-size="9pt" fo:font-style="italic" officeooo:rsid="00464e88" style:font-size-asian="9pt" style:font-style-asian="italic" style:font-size-complex="9pt" style:font-style-complex="italic"/>
    </style:style>
    <style:style style:name="T33" style:family="text">
      <style:text-properties style:font-name="PT Sans2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34" style:family="text">
      <style:text-properties style:font-name="PT Sans2" fo:font-size="9pt" fo:font-style="italic" fo:font-weight="normal" officeooo:rsid="004beb86" style:font-size-asian="9pt" style:font-style-asian="italic" style:font-weight-asian="normal" style:font-size-complex="9pt" style:font-style-complex="italic" style:font-weight-complex="normal"/>
    </style:style>
    <style:style style:name="T35" style:family="text">
      <style:text-properties style:font-name="PT Sans2" fo:font-size="9pt" fo:font-style="italic" fo:font-weight="normal" officeooo:rsid="004d60b9" style:font-size-asian="9pt" style:font-style-asian="italic" style:font-weight-asian="normal" style:font-size-complex="9pt" style:font-style-complex="italic" style:font-weight-complex="normal"/>
    </style:style>
    <style:style style:name="T36" style:family="text">
      <style:text-properties style:font-name="PT Sans2" fo:font-size="9pt" fo:font-style="italic" fo:font-weight="normal" officeooo:rsid="004d7e54" style:font-size-asian="9pt" style:font-style-asian="italic" style:font-weight-asian="normal" style:font-size-complex="9pt" style:font-style-complex="italic" style:font-weight-complex="normal"/>
    </style:style>
    <style:style style:name="T37" style:family="text">
      <style:text-properties style:font-name="PT Sans2" fo:font-size="9pt" fo:font-style="italic" fo:font-weight="normal" officeooo:rsid="00464e88" style:font-size-asian="9pt" style:font-style-asian="italic" style:font-weight-asian="normal" style:font-size-complex="9pt" style:font-style-complex="italic" style:font-weight-complex="normal"/>
    </style:style>
    <style:style style:name="T38" style:family="text">
      <style:text-properties style:font-name="PT Sans2" fo:font-size="9pt" fo:font-style="italic" fo:font-weight="normal" officeooo:rsid="004dba90" style:font-size-asian="9pt" style:font-style-asian="italic" style:font-weight-asian="normal" style:font-size-complex="9pt" style:font-style-complex="italic" style:font-weight-complex="normal"/>
    </style:style>
    <style:style style:name="T39" style:family="text">
      <style:text-properties style:font-name="PT Sans2" fo:font-size="9pt" fo:font-style="italic" fo:font-weight="normal" officeooo:rsid="004f5371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style:font-name="PT Sans2" fo:font-size="9pt" fo:font-style="italic" fo:font-weight="normal" officeooo:rsid="00356034" style:font-size-asian="9pt" style:font-style-asian="italic" style:font-weight-asian="normal" style:font-size-complex="9pt" style:font-style-complex="italic" style:font-weight-complex="normal"/>
    </style:style>
    <style:style style:name="T41" style:family="text">
      <style:text-properties style:font-name="PT Sans2" fo:font-size="9pt" fo:font-style="italic" fo:font-weight="normal" officeooo:rsid="00503ded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style:font-name="PT Sans2" fo:font-size="9pt" fo:font-style="italic" fo:font-weight="normal" officeooo:rsid="003482f1" style:font-size-asian="9pt" style:font-style-asian="italic" style:font-weight-asian="normal" style:font-size-complex="9pt" style:font-style-complex="italic" style:font-weight-complex="normal"/>
    </style:style>
    <style:style style:name="T43" style:family="text">
      <style:text-properties style:font-name="PT Sans2" fo:font-size="9pt" fo:font-style="italic" fo:font-weight="normal" officeooo:rsid="0058ac1a" style:font-size-asian="9pt" style:font-style-asian="italic" style:font-weight-asian="normal" style:font-size-complex="9pt" style:font-style-complex="italic" style:font-weight-complex="normal"/>
    </style:style>
    <style:style style:name="T44" style:family="text">
      <style:text-properties officeooo:rsid="004d60b9"/>
    </style:style>
    <style:style style:name="T45" style:family="text">
      <style:text-properties style:font-name="PT Sans3" fo:font-size="12pt" fo:font-weight="bold" officeooo:rsid="001e2bc3" style:font-name-asian="Noto Sans CJK SC" style:font-size-asian="12pt" style:font-weight-asian="bold" style:font-name-complex="Ek Mukta" style:font-size-complex="12pt" style:font-weight-complex="bold"/>
    </style:style>
    <style:style style:name="T46" style:family="text">
      <style:text-properties style:font-name="PT Sans3" fo:font-size="12pt" fo:font-weight="bold" officeooo:rsid="004dba90" style:font-name-asian="Noto Sans CJK SC" style:font-size-asian="12pt" style:font-weight-asian="bold" style:font-name-complex="Ek Mukta" style:font-size-complex="12pt" style:font-weight-complex="bold"/>
    </style:style>
    <style:style style:name="T47" style:family="text">
      <style:text-properties officeooo:rsid="004d7e54"/>
    </style:style>
    <style:style style:name="T48" style:family="text">
      <style:text-properties officeooo:rsid="004dba90"/>
    </style:style>
    <style:style style:name="T49" style:family="text">
      <style:text-properties officeooo:rsid="003482f1"/>
    </style:style>
    <style:style style:name="T50" style:family="text">
      <style:text-properties officeooo:rsid="004f5371"/>
    </style:style>
    <style:style style:name="T51" style:family="text">
      <style:text-properties fo:font-style="normal" officeooo:rsid="004f5371" style:font-style-asian="normal" style:font-style-complex="normal"/>
    </style:style>
    <style:style style:name="T52" style:family="text">
      <style:text-properties officeooo:rsid="004fd4c1"/>
    </style:style>
    <style:style style:name="T53" style:family="text">
      <style:text-properties officeooo:rsid="00503ded"/>
    </style:style>
    <style:style style:name="T54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officeooo:rsid="00503de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officeooo:rsid="005242a0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officeooo:rsid="0051e02d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officeooo:rsid="0044dae5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officeooo:rsid="00544512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fo:font-size="7.80000019073486pt" fo:font-style="normal" fo:text-shadow="none" style:text-underline-style="none" fo:font-weight="normal" officeooo:rsid="0056bc02" style:font-size-asian="7.80000019073486pt" style:font-style-asian="normal" style:font-weight-asian="normal" style:font-size-complex="7.80000019073486pt" style:font-style-complex="normal" style:font-weight-complex="normal" style:text-overline-style="none" style:text-overline-color="font-color"/>
    </style:style>
    <style:style style:name="T61" style:family="text">
      <style:text-properties officeooo:rsid="0051e02d"/>
    </style:style>
    <style:style style:name="T62" style:family="text">
      <style:text-properties officeooo:rsid="005242a0"/>
    </style:style>
    <style:style style:name="T63" style:family="text">
      <style:text-properties officeooo:rsid="00544512"/>
    </style:style>
    <style:style style:name="T64" style:family="text">
      <style:text-properties officeooo:rsid="0056bc02"/>
    </style:style>
    <style:style style:name="T65" style:family="text">
      <style:text-properties officeooo:rsid="0058ac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oki Pona</text:p>
      <text:p text:style-name="P3">Toki Pona – <text:span text:style-name="T14">сконструированный язык, созданный канадской лингвисткой и переводчиком Соней Лэнг в 2001 году как эксперимент </text:span><text:span text:style-name="T15">по созданию м</text:span><text:span text:style-name="T20">инимального</text:span><text:span text:style-name="T15"> языка.</text:span></text:p>
      <text:p text:style-name="P6"><text:span text:style-name="T23">Н</text:span><text:span text:style-name="T15">а этой странице описана вся грамматика, а на о</text:span><text:span text:style-name="T21">боротной стороне</text:span><text:span text:style-name="T15"> – словарь.</text:span></text:p>
      <text:p text:style-name="Text_20_body"><text:span text:style-name="T16">А</text:span><text:span text:style-name="T15">втор:</text:span> blinry <text:span text:style-name="T14">(лицензия</text:span> CC0<text:span text:style-name="T14">)</text:span>.</text:p>
      <text:p text:style-name="P8">Переводчик: /<text:span text:style-name="T1">dev/urandom.</text:span></text:p>
      <text:p text:style-name="Text_20_body">morr.cc/toki-pona-cheat-sheet/</text:p>
      <text:h text:style-name="P33" text:outline-level="1">А<text:span text:style-name="T14">лфавит</text:span></text:h>
      <text:p text:style-name="P6"><text:span text:style-name="T14">Язык </text:span>Toki Pona <text:span text:style-name="T16">и</text:span><text:span text:style-name="T15">спользует 9 согласных</text:span> (<text:span text:style-name="T1">j k l m n p s t w</text:span>) <text:span text:style-name="T16">и </text:span><text:span text:style-name="T15">5 гласных</text:span> (<text:span text:style-name="T1">a e i o u</text:span>). <text:span text:style-name="T14">Они произносятся </text:span><text:span text:style-name="T29">таким образом</text:span><text:span text:style-name="T14">:</text:span></text:p>
      <table:table table:name="Table2" table:style-name="Table2" table:template-name="Default Style">
        <table:table-column table:style-name="Table2.A" table:number-columns-repeated="13"/>
        <table:table-column table:style-name="Table2.N"/>
        <table:table-row table:style-name="Table2.1">
          <table:table-cell table:style-name="Table2.A1" office:value-type="string">
            <text:p text:style-name="P28">j</text:p>
          </table:table-cell>
          <table:table-cell table:style-name="Table2.A1" office:value-type="string">
            <text:p text:style-name="P28">k</text:p>
          </table:table-cell>
          <table:table-cell table:style-name="Table2.A1" office:value-type="string">
            <text:p text:style-name="P28">l</text:p>
          </table:table-cell>
          <table:table-cell table:style-name="Table2.A1" office:value-type="string">
            <text:p text:style-name="P28">m</text:p>
          </table:table-cell>
          <table:table-cell table:style-name="Table2.A1" office:value-type="string">
            <text:p text:style-name="P28">n</text:p>
          </table:table-cell>
          <table:table-cell table:style-name="Table2.A1" office:value-type="string">
            <text:p text:style-name="P28">p</text:p>
          </table:table-cell>
          <table:table-cell table:style-name="Table2.A1" office:value-type="string">
            <text:p text:style-name="P28">s</text:p>
          </table:table-cell>
          <table:table-cell table:style-name="Table2.A1" office:value-type="string">
            <text:p text:style-name="P28">t</text:p>
          </table:table-cell>
          <table:table-cell table:style-name="Table2.A1" office:value-type="string">
            <text:p text:style-name="P28">w</text:p>
          </table:table-cell>
          <table:table-cell table:style-name="Table2.A1" office:value-type="string">
            <text:p text:style-name="P28">a</text:p>
          </table:table-cell>
          <table:table-cell table:style-name="Table2.A1" office:value-type="string">
            <text:p text:style-name="P28">e</text:p>
          </table:table-cell>
          <table:table-cell table:style-name="Table2.A1" office:value-type="string">
            <text:p text:style-name="P28">i</text:p>
          </table:table-cell>
          <table:table-cell table:style-name="Table2.A1" office:value-type="string">
            <text:p text:style-name="P28">o</text:p>
          </table:table-cell>
          <table:table-cell table:style-name="Table2.N1" office:value-type="string">
            <text:p text:style-name="P28">u</text:p>
          </table:table-cell>
        </table:table-row>
        <table:table-row table:style-name="Table2.1">
          <table:table-cell table:style-name="Table2.A2" office:value-type="string">
            <text:p text:style-name="P27">й</text:p>
          </table:table-cell>
          <table:table-cell table:style-name="Table2.A2" office:value-type="string">
            <text:p text:style-name="P27">к</text:p>
          </table:table-cell>
          <table:table-cell table:style-name="Table2.A2" office:value-type="string">
            <text:p text:style-name="P27">л</text:p>
          </table:table-cell>
          <table:table-cell table:style-name="Table2.A2" office:value-type="string">
            <text:p text:style-name="P27">м</text:p>
          </table:table-cell>
          <table:table-cell table:style-name="Table2.A2" office:value-type="string">
            <text:p text:style-name="P27">н</text:p>
          </table:table-cell>
          <table:table-cell table:style-name="Table2.A2" office:value-type="string">
            <text:p text:style-name="P27">п</text:p>
          </table:table-cell>
          <table:table-cell table:style-name="Table2.A2" office:value-type="string">
            <text:p text:style-name="P27">с</text:p>
          </table:table-cell>
          <table:table-cell table:style-name="Table2.A2" office:value-type="string">
            <text:p text:style-name="P27">т</text:p>
          </table:table-cell>
          <table:table-cell table:style-name="Table2.A2" office:value-type="string">
            <text:p text:style-name="P27">в</text:p>
          </table:table-cell>
          <table:table-cell table:style-name="Table2.A2" office:value-type="string">
            <text:p text:style-name="P27">а</text:p>
          </table:table-cell>
          <table:table-cell table:style-name="Table2.A2" office:value-type="string">
            <text:p text:style-name="P27">э</text:p>
          </table:table-cell>
          <table:table-cell table:style-name="Table2.A2" office:value-type="string">
            <text:p text:style-name="P27">и</text:p>
          </table:table-cell>
          <table:table-cell table:style-name="Table2.A2" office:value-type="string">
            <text:p text:style-name="P27">о</text:p>
          </table:table-cell>
          <table:table-cell table:style-name="Table2.N2" office:value-type="string">
            <text:p text:style-name="P27">у</text:p>
          </table:table-cell>
        </table:table-row>
      </table:table>
      <text:h text:style-name="P39" text:outline-level="1">Простые предложения</text:h>
      <text:p text:style-name="P3"><text:span text:style-name="T16">Ч</text:span><text:span text:style-name="T15">астица</text:span> <text:span text:style-name="T1">li</text:span> <text:span text:style-name="T15">о</text:span><text:span text:style-name="T17">тделяет</text:span><text:span text:style-name="T44"> подлежащее от глагола</text:span>:</text:p>
      <text:p text:style-name="P1">soweli li moku. = <text:span text:style-name="T14">Кот ест.</text:span></text:p>
      <text:p text:style-name="P1">jan li lape. = <text:span text:style-name="T14">Человек спит.</text:span></text:p>
      <text:p text:style-name="P3"><text:span text:style-name="T16">П</text:span><text:span text:style-name="T15">осле </text:span><text:span text:style-name="T1">li</text:span> <text:span text:style-name="T14">также может находиться существительное или прилагательное.</text:span></text:p>
      <text:p text:style-name="P1">kili li moku. = <text:span text:style-name="T33">Ф</text:span><text:span text:style-name="T34">рукты </text:span><text:span text:style-name="T35">– </text:span><text:span text:style-name="T41">это</text:span><text:span text:style-name="T34"> еда</text:span>.</text:p>
      <text:p text:style-name="P1">telo li pona. = <text:span text:style-name="T33">В</text:span><text:span text:style-name="T34">ода </text:span><text:span text:style-name="T35">–</text:span><text:span text:style-name="T34"> хорошая</text:span>.</text:p>
      <text:p text:style-name="P1">telo li moku. = <text:span text:style-name="T33">В</text:span><text:span text:style-name="T34">ода – это напиток</text:span>.</text:p>
      <text:p text:style-name="P3"><text:span text:style-name="T44">Если подлежащее – это </text:span><text:span text:style-name="T1">mi</text:span> <text:span text:style-name="T16">и</text:span><text:span text:style-name="T17">ли</text:span> <text:span text:style-name="T1">sina</text:span>, <text:span text:style-name="T16">т</text:span><text:span text:style-name="T17">о</text:span> <text:span text:style-name="T1">li</text:span> <text:span text:style-name="T16">н</text:span><text:span text:style-name="T17">е используется:</text:span></text:p>
      <text:p text:style-name="P1">mi moku. = <text:span text:style-name="T33">Я </text:span><text:span text:style-name="T35">ем</text:span>.</text:p>
      <text:p text:style-name="P1">sina pona. = <text:span text:style-name="T33">В</text:span><text:span text:style-name="T35">ы хороши.</text:span></text:p>
      <text:h text:style-name="P43" text:outline-level="1">Неоднозначность</text:h>
      <text:p text:style-name="P3"><text:span text:style-name="T44">В языке </text:span>Toki Pona <text:span text:style-name="T17">в</text:span><text:span text:style-name="T24">ыражения зачастую неоднозначны</text:span><text:span text:style-name="T52">. Для их полного понятия нужно знать контекст. Например, у глаголов нет времён:</text:span></text:p>
      <text:p text:style-name="P1">mi moku. = <text:span text:style-name="T44">Я ем. / Я ел. / Я буду есть.</text:span></text:p>
      <text:p text:style-name="P7">У многих слов есть множество разных, или общее, значение:</text:p>
      <text:p text:style-name="P1">soweli = <text:span text:style-name="T44">кот / собака / (любое наземное млекопитающее)</text:span></text:p>
      <text:p text:style-name="P1">kili = <text:span text:style-name="T7">(</text:span><text:span text:style-name="T33">л</text:span><text:span text:style-name="T35">юбой фрукт или овощ</text:span><text:span text:style-name="T7">)</text:span></text:p>
      <text:p text:style-name="P4">М<text:span text:style-name="T44">ногие слова могут быть существительными, прилагательными или глаголами:</text:span></text:p>
      <text:p text:style-name="P1">telo = <text:span text:style-name="T44">вода / мокрый / мыть</text:span></text:p>
      <text:p text:style-name="P1">pona = <text:span text:style-name="T44">хороший, простой / </text:span><text:span text:style-name="T35">чинить</text:span></text:p>
      <text:p text:style-name="P7">У существительных нет множественного числа:</text:p>
      <text:p text:style-name="P1">kili = <text:span text:style-name="T33">ф</text:span><text:span text:style-name="T35">рукт / фрукты</text:span></text:p>
      <text:h text:style-name="P34" text:outline-level="1">П<text:span text:style-name="T44">рямое дополнение</text:span></text:h>
      <text:p text:style-name="P3"><text:span text:style-name="T16">Ч</text:span><text:span text:style-name="T17">астица</text:span> <text:span text:style-name="T1">e</text:span> <text:span text:style-name="T17">отделяет прямое дополнение </text:span><text:span text:style-name="T25">(объект)</text:span><text:span text:style-name="T17"> от остального предложения:</text:span></text:p>
      <text:p text:style-name="P1">soweli li moku e telo. = <text:span text:style-name="T33">К</text:span><text:span text:style-name="T35">от пьёт воду.</text:span></text:p>
      <text:p text:style-name="P1"><text:span text:style-name="T8">m</text:span><text:span text:style-name="T9">i</text:span> telo e soweli. = <text:span text:style-name="T44">Я мою кота.</text:span></text:p>
      <text:h text:style-name="P40" text:outline-level="1">Определение слов</text:h>
      <text:p text:style-name="P5">Прилагательные, причастия и прочие определения добавляются после слов, к которым они относятся:</text:p>
      <text:p text:style-name="P1">jan lili = <text:span text:style-name="T33">м</text:span><text:span text:style-name="T35">аленький человек = ребёнок</text:span></text:p>
      <text:p text:style-name="P1">tomo mi = <text:span text:style-name="T33">м</text:span><text:span text:style-name="T35">ой дом</text:span></text:p>
      <text:p text:style-name="P1">pilin pona = <text:span text:style-name="T35">хорошее чувство</text:span> = <text:span text:style-name="T33">с</text:span><text:span text:style-name="T35">частье</text:span></text:p>
      <text:h text:style-name="P41" text:outline-level="1">Отрицание</text:h>
      <text:p text:style-name="P3"><text:span text:style-name="T47">Аналогом слова “нет” или частицы “не” является</text:span> <text:span text:style-name="T1">ala</text:span>:</text:p>
      <text:p text:style-name="P1">mi lape ala. = <text:span text:style-name="T33">Я </text:span><text:span text:style-name="T36">не сплю.</text:span></text:p>
      <text:p text:style-name="P1">jan ala li toki. = <text:span text:style-name="T33">Н</text:span><text:span text:style-name="T36">икто (не) говорит.</text:span></text:p>
      <text:h text:style-name="P35" text:outline-level="1">В<text:span text:style-name="T47">опросы</text:span></text:h>
      <text:p text:style-name="P9"><text:span text:style-name="T18">Чтобы задать вопрос с ответом “</text:span><text:span text:style-name="T28">да</text:span><text:span text:style-name="T18">” или “нет”, используйте фразу </text:span><text:s/>“<text:span text:style-name="T1">(</text:span><text:span text:style-name="T4">глагол</text:span><text:span text:style-name="T1">) ala (</text:span><text:span text:style-name="T30">г</text:span><text:span text:style-name="T31">лагол</text:span><text:span text:style-name="T1">)</text:span>”:</text:p>
      <text:p text:style-name="P1">sina ken ala ken lape? = <text:span text:style-name="T33">В</text:span><text:span text:style-name="T36">ы можете спать?</text:span></text:p>
      <text:p text:style-name="P1">soweli li wile ala wile moku? = <text:span text:style-name="T33">К</text:span><text:span text:style-name="T36">от голоден?</text:span></text:p>
      <text:p text:style-name="P3"><text:span text:style-name="T16">И</text:span><text:span text:style-name="T18">ли добавьте</text:span> <text:span text:style-name="T1">anu seme </text:span><text:span text:style-name="T2">(”</text:span><text:span text:style-name="T32">и</text:span><text:span text:style-name="T31">ли что</text:span><text:span text:style-name="T2">”)</text:span> <text:span text:style-name="T16">в </text:span><text:span text:style-name="T26">конце</text:span>:</text:p>
      <text:p text:style-name="P1">sina wile uta e mi anu seme? = <text:span text:style-name="T33">В</text:span><text:span text:style-name="T36">ы хотите поцеловать</text:span>?</text:p>
      <text:p text:style-name="P3"><text:span text:style-name="T47">Ответом “да” послужит </text:span>“<text:span text:style-name="T1">(</text:span><text:span text:style-name="T30">г</text:span><text:span text:style-name="T31">лагол</text:span><text:span text:style-name="T1">)</text:span>”, <text:span text:style-name="T47">а “нет” – </text:span>“<text:span text:style-name="T1">(</text:span><text:span text:style-name="T30">г</text:span><text:span text:style-name="T31">лагол</text:span><text:span text:style-name="T1">) ala</text:span>”.</text:p>
      <text:p text:style-name="P3"><text:span text:style-name="T47">Чтобы задать более сложный вопрос, замените в предложении </text:span><text:span text:style-name="T18">н</text:span><text:span text:style-name="T26">ужную вам</text:span><text:span text:style-name="T47"> информацию на слово </text:span><text:span text:style-name="T1">seme</text:span>:</text:p>
      <text:p text:style-name="P1">sina moku e seme? = <text:span text:style-name="T33">Ч</text:span><text:span text:style-name="T36">то вы едите?</text:span></text:p>
      <text:p text:style-name="P1">seme li moku e kili mi? = <text:span text:style-name="T36">Кто/что съел(о) мои фрукты</text:span>?</text:p>
      <text:h text:style-name="P35" text:outline-level="1">О<text:span text:style-name="T47">пределение слов с pi</text:span></text:h>
      <text:p text:style-name="P3"><text:span text:style-name="T47">Чтобы использовать несколько слов </text:span><text:span text:style-name="T18">к</text:span><text:span text:style-name="T26">ак определение</text:span><text:span text:style-name="T47">, отделите их частицей </text:span><text:span text:style-name="T1">pi</text:span>. <text:span text:style-name="T16">Н</text:span><text:span text:style-name="T18">апример:</text:span></text:p>
      <text:p text:style-name="P1">tomo telo nasa = <text:span text:style-name="T47">безумный водный дом</text:span> <text:span text:style-name="T13">= </text:span><text:span text:style-name="T37">с</text:span><text:span text:style-name="T36">транная ванная</text:span></text:p>
      <text:p text:style-name="P1">tomo pi telo nasa = <text:span text:style-name="T47">дом безумной воды </text:span><text:span text:style-name="T33">= </text:span><text:span text:style-name="T36">бар</text:span></text:p>
      <text:p text:style-name="P1">jan wawa ala = <text:span text:style-name="T33">н</text:span><text:span text:style-name="T38">ет сильных людей</text:span></text:p>
      <text:p text:style-name="P1">jan pi wawa ala = <text:span text:style-name="T33">л</text:span><text:span text:style-name="T38">юди без силы = слабые люди</text:span></text:p>
      <text:h text:style-name="P44" text:outline-level="1"><text:span text:style-name="T45">К</text:span><text:span text:style-name="T46">онтекст с частицей</text:span> la</text:h>
      <text:p text:style-name="P3"><text:span text:style-name="T48">Чтобы добавить контекст к предложению, добавьте перед ним другое предложение или фразу с частицей </text:span><text:span text:style-name="T1">la </text:span><text:span text:style-name="T48">в окончании.</text:span> <text:span text:style-name="T19">Т</text:span><text:span text:style-name="T27">акая</text:span><text:span text:style-name="T20"> структура обозначает</text:span><text:span text:style-name="T48"> “</text:span><text:span text:style-name="T20">Если</text:span><text:span text:style-name="T48"> (1), </text:span><text:span text:style-name="T20">то</text:span><text:span text:style-name="T48"> (2)” </text:span><text:span text:style-name="T20">или</text:span><text:span text:style-name="T48"> “</text:span><text:span text:style-name="T20">При условии</text:span><text:span text:style-name="T48"> (1), (2).”</text:span></text:p>
      <text:p text:style-name="P1">mi lape la ali li pona. = <text:span text:style-name="T48">Когда я сплю, всё в порядке.</text:span></text:p>
      <text:h text:style-name="P36" text:outline-level="1">В<text:span text:style-name="T48">ремя</text:span></text:h>
      <text:p text:style-name="P3"><text:span text:style-name="T20">П</text:span><text:span text:style-name="T62">ридаточные предложения с </text:span><text:span text:style-name="T1">la</text:span> <text:span text:style-name="T62">могут указывать время:</text:span></text:p>
      <text:p text:style-name="P1">tenpo ni la mi lape. = <text:span text:style-name="T48">Я сплю (сейчас).</text:span></text:p>
      <text:p text:style-name="P1">tenpo kama la mi lape. = <text:span text:style-name="T48">Я буду спать (в будущем).</text:span></text:p>
      <text:p text:style-name="P1">tenpo pini la mi lape. = <text:span text:style-name="T33">Я </text:span><text:span text:style-name="T38">спал (в прошлом).</text:span></text:p>
      <text:h text:style-name="P45" text:outline-level="1">Сложные предложения</text:h>
      <text:p text:style-name="Text_20_body"><text:span text:style-name="T48">Несколько п</text:span><text:span text:style-name="T20">о</text:span><text:span text:style-name="T27">дле</text:span><text:span text:style-name="T48">жащих в предложении разделяются частицей </text:span><text:span text:style-name="T3">en</text:span><text:span text:style-name="T10">:</text:span></text:p>
      <text:p text:style-name="Example">lape en moku<text:span text:style-name="T11"> li suli. = </text:span><text:span text:style-name="T38">Сон и еда важны.</text:span></text:p>
      <text:p text:style-name="P2"><text:span text:style-name="T48">Для указания нескольких глаголов можно использовать несколько частиц</text:span> <text:span text:style-name="T1">li</text:span>:</text:p>
      <text:p text:style-name="P1"><text:span text:style-name="T49">pipi li moku li pakala. = </text:span><text:span text:style-name="T38">Жук ест и портит </text:span><text:span text:style-name="T43">(вещи)</text:span><text:span text:style-name="T38">.</text:span></text:p>
      <text:p text:style-name="P3"><text:span text:style-name="T48">Если в предложении несколько </text:span><text:span text:style-name="T20">о</text:span><text:span text:style-name="T25">бъектов</text:span><text:span text:style-name="T48">, можно использовать несколько частиц </text:span><text:span text:style-name="T5">e</text:span><text:span text:style-name="T48">:</text:span></text:p>
      <text:p text:style-name="P1"><text:span text:style-name="T49">mi moku e kili e telo. = </text:span><text:span text:style-name="T43">Я ем/пью фрукты и воду.</text:span></text:p>
      <text:h text:style-name="P42" text:outline-level="1">Неофициальные слова</text:h>
      <text:p text:style-name="P3"><text:span text:style-name="T21">Неофициальные слова</text:span> (<text:span text:style-name="T21">н</text:span><text:span text:style-name="T26">апр. имена</text:span><text:span text:style-name="T21"> людей, стран, городов и языков</text:span>) <text:span text:style-name="T16">п</text:span><text:span text:style-name="T21">ишутся с заглавной буквы и используются как прилагательные. Зачастую их адаптируют под алфавит Toki Pona</text:span>:</text:p>
      <text:p text:style-name="Example">mi jan Kapile. = <text:span text:style-name="T39">Я Габриэль</text:span>.</text:p>
      <text:p text:style-name="P1">ma Kanata li pona lukin. = <text:span text:style-name="T50">Канада красивая.</text:span></text:p>
      <text:p text:style-name="P1">mi toki ala e toki Inli. = <text:span text:style-name="T50">Я не говорю по-английски.</text:span></text:p>
      <text:p text:style-name="Example">ma tomo Nujoka li suli. = <text:span text:style-name="T50">Нью-Йорк большой.</text:span></text:p>
      <text:h text:style-name="P37" text:outline-level="1">П<text:span text:style-name="T50">редлоги</text:span></text:h>
      <text:p text:style-name="P3"><text:span text:style-name="T51">Слова </text:span><text:span text:style-name="T3">lon</text:span><text:span text:style-name="T10">, </text:span><text:span text:style-name="T3">kepeken</text:span><text:span text:style-name="T10">, </text:span><text:span text:style-name="T3">tawa</text:span><text:span text:style-name="T10"> </text:span><text:span text:style-name="T22">и</text:span><text:span text:style-name="T10"> </text:span><text:span text:style-name="T3">tan</text:span><text:span text:style-name="T10"> </text:span><text:span text:style-name="T22">м</text:span><text:span text:style-name="T21">огут быть использованы как предлоги в конце предложения</text:span><text:span text:style-name="T10">:</text:span></text:p>
      <text:p text:style-name="P1">mi moku lon tomo. = <text:span text:style-name="T50">Я ем дома.</text:span></text:p>
      <text:p text:style-name="P1"><text:span text:style-name="T10">mi moku kepeken ilo moku. = </text:span><text:span text:style-name="T40">Я </text:span><text:span text:style-name="T39">ем вилкой.</text:span></text:p>
      <text:p text:style-name="P1"><text:span text:style-name="T10">sina pona tawa mi. = </text:span><text:span text:style-name="T39">Вы хороши для меня</text:span><text:span text:style-name="T10">. = </text:span><text:span text:style-name="T40">В</text:span><text:span text:style-name="T39">ы мне нравитесь</text:span><text:span text:style-name="T10">.</text:span></text:p>
      <text:p text:style-name="P1"><text:span text:style-name="T10">sina tawa weka tan seme? = </text:span><text:span text:style-name="T40">П</text:span><text:span text:style-name="T39">очему вы уходите?</text:span></text:p>
      <text:h text:style-name="P38" text:outline-level="1">У<text:span text:style-name="T52">казания и обращения</text:span></text:h>
      <text:p text:style-name="P3"><text:span text:style-name="T50">Чтобы </text:span><text:span text:style-name="T24">дать</text:span><text:span text:style-name="T50"> </text:span><text:span text:style-name="T21">у</text:span><text:span text:style-name="T24">казание</text:span><text:span text:style-name="T50">, начните предложение с частицы </text:span><text:span text:style-name="T1">o</text:span>:</text:p>
      <text:p text:style-name="P1">o lukin e ni! = <text:span text:style-name="T50">Посмотри на это</text:span>!</text:p>
      <text:p text:style-name="P3"><text:span text:style-name="T50">Чтобы обратиться к кому-то, используйте </text:span><text:span text:style-name="T6">o</text:span><text:span text:style-name="T50"> после</text:span><text:span text:style-name="T21"> имени или местоимения</text:span>:</text:p>
      <text:p text:style-name="Example">jan Malin o, sina pona lukin. = <text:span text:style-name="T33">М</text:span><text:span text:style-name="T39">алин, вы красивы.</text:span></text:p>
      <text:p text:style-name="P3"><text:span text:style-name="T50">Также можно объединить обращение с указанием</text:span>:</text:p>
      <text:p text:style-name="P1">jan San o tawa tom<text:span text:style-name="T12">o</text:span> sina. = <text:span text:style-name="T33">С</text:span><text:span text:style-name="T39">эм, иди домой.</text:span></text:p>
      <text:h text:style-name="P37" text:outline-level="1">Ч<text:span text:style-name="T50">исла</text:span></text:h>
      <text:p text:style-name="P3"><text:span text:style-name="T16">Ч</text:span><text:span text:style-name="T21">исла складываются добавлением слов</text:span>:</text:p>
      <text:p text:style-name="P1">wan = 1 <text:s text:c="4"/>tu = 2 <text:s text:c="4"/>luka = 5</text:p>
      <text:p text:style-name="P1">luka luka tu wan = 13</text:p>
      <text:h text:style-name="P37" text:outline-level="1">И <text:span text:style-name="T50">это всё!</text:span></text:h>
      <table:table table:name="Table1" table:style-name="Table1" table:template-name="Dictionary Small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a</text:p>
          </table:table-cell>
          <table:table-cell table:style-name="Table1.A1" office:value-type="string">
            <text:p text:style-name="P15">(уделение внимания, подтверждение, эмоция)</text:p>
          </table:table-cell>
        </table:table-row>
        <table:table-row table:style-name="Table1.2">
          <table:table-cell table:style-name="Table1.A1" office:value-type="string">
            <text:p text:style-name="P12">akesi</text:p>
          </table:table-cell>
          <table:table-cell table:style-name="Table1.A1" office:value-type="string">
            <text:p text:style-name="P30"><text:span text:style-name="T55">некрасивое животное</text:span><text:span text:style-name="T54">; </text:span><text:span text:style-name="T55">ящерица, амфибия</text:span></text:p>
          </table:table-cell>
        </table:table-row>
        <table:table-row table:style-name="Table1.3">
          <table:table-cell table:style-name="Table1.A1" office:value-type="string">
            <text:p text:style-name="P12">ala</text:p>
          </table:table-cell>
          <table:table-cell table:style-name="Table1.A1" office:value-type="string">
            <text:p text:style-name="P15">нет, не-, ноль</text:p>
          </table:table-cell>
        </table:table-row>
        <table:table-row table:style-name="Table1.4">
          <table:table-cell table:style-name="Table1.A1" office:value-type="string">
            <text:p text:style-name="P12">alasa</text:p>
          </table:table-cell>
          <table:table-cell table:style-name="Table1.A1" office:value-type="string">
            <text:p text:style-name="P15">охота, добыча продовольствия</text:p>
          </table:table-cell>
        </table:table-row>
        <table:table-row table:style-name="Table1.5">
          <table:table-cell table:style-name="Table1.A1" office:value-type="string">
            <text:p text:style-name="P12">al<text:span text:style-name="T53">e/al</text:span>i</text:p>
          </table:table-cell>
          <table:table-cell table:style-name="Table1.A1" office:value-type="string">
            <text:p text:style-name="P26"><text:span text:style-name="T55">всё</text:span><text:span text:style-name="T54">; </text:span><text:span text:style-name="T55">изобилие, бесчисленность</text:span><text:span text:style-name="T54">; </text:span><text:span text:style-name="T55">жизнь, </text:span><text:span text:style-name="T59">всё и вся,</text:span><text:span text:style-name="T55"> вселенная</text:span><text:span text:style-name="T54">; 100</text:span></text:p>
          </table:table-cell>
        </table:table-row>
        <table:table-row table:style-name="Table1.6">
          <table:table-cell table:style-name="Table1.A1" office:value-type="string">
            <text:p text:style-name="P12">anpa</text:p>
          </table:table-cell>
          <table:table-cell table:style-name="Table1.A1" office:value-type="string">
            <text:p text:style-name="P15">поклонение, вниз, скромность, смирение, зависимость</text:p>
          </table:table-cell>
        </table:table-row>
        <table:table-row table:style-name="Table1.7">
          <table:table-cell table:style-name="Table1.A1" office:value-type="string">
            <text:p text:style-name="P12">ante</text:p>
          </table:table-cell>
          <table:table-cell table:style-name="Table1.A1" office:value-type="string">
            <text:p text:style-name="P15">другой, изменённый; <text:span text:style-name="T63">менять</text:span></text:p>
          </table:table-cell>
        </table:table-row>
        <table:table-row table:style-name="Table1.8">
          <table:table-cell table:style-name="Table1.A1" office:value-type="string">
            <text:p text:style-name="P12">anu</text:p>
          </table:table-cell>
          <table:table-cell table:style-name="Table1.A1" office:value-type="string">
            <text:p text:style-name="P15">или</text:p>
          </table:table-cell>
        </table:table-row>
        <table:table-row table:style-name="Table1.9">
          <table:table-cell table:style-name="Table1.A1" office:value-type="string">
            <text:p text:style-name="P12">awen</text:p>
          </table:table-cell>
          <table:table-cell table:style-name="Table1.A1" office:value-type="string">
            <text:p text:style-name="P15">стойкий, хранимый, защищённый, безопасный; ждать, стоять, беречь, продолжать</text:p>
          </table:table-cell>
        </table:table-row>
        <table:table-row table:style-name="Table1.10">
          <table:table-cell table:style-name="Table1.A1" office:value-type="string">
            <text:p text:style-name="P12">e</text:p>
          </table:table-cell>
          <table:table-cell table:style-name="Table1.A1" office:value-type="string">
            <text:p text:style-name="P26"><text:span text:style-name="T54">(</text:span><text:span text:style-name="T55">указывает на объект</text:span><text:span text:style-name="T54">)</text:span></text:p>
          </table:table-cell>
        </table:table-row>
        <table:table-row table:style-name="Table1.11">
          <table:table-cell table:style-name="Table1.A1" office:value-type="string">
            <text:p text:style-name="P12">en</text:p>
          </table:table-cell>
          <table:table-cell table:style-name="Table1.A1" office:value-type="string">
            <text:p text:style-name="P26"><text:span text:style-name="T54">(</text:span><text:span text:style-name="T55">между подлежащими</text:span><text:span text:style-name="T54">)</text:span></text:p>
          </table:table-cell>
        </table:table-row>
        <table:table-row table:style-name="Table1.12">
          <table:table-cell table:style-name="Table1.A1" office:value-type="string">
            <text:p text:style-name="P12">esun</text:p>
          </table:table-cell>
          <table:table-cell table:style-name="Table1.A1" office:value-type="string">
            <text:p text:style-name="P14">рынок, магазин, базар, обмен, <text:span text:style-name="T64">торговля</text:span></text:p>
          </table:table-cell>
        </table:table-row>
        <table:table-row table:style-name="Table1.13">
          <table:table-cell table:style-name="Table1.A1" office:value-type="string">
            <text:p text:style-name="P12">ijo</text:p>
          </table:table-cell>
          <table:table-cell table:style-name="Table1.A1" office:value-type="string">
            <text:p text:style-name="P15">вещь, феномен, объект, материя</text:p>
          </table:table-cell>
        </table:table-row>
        <table:table-row table:style-name="Table1.14">
          <table:table-cell table:style-name="Table1.A1" office:value-type="string">
            <text:p text:style-name="P12">ike</text:p>
          </table:table-cell>
          <table:table-cell table:style-name="Table1.A1" office:value-type="string">
            <text:p text:style-name="P18">плохой, отрицательный; сложный, ненужный</text:p>
          </table:table-cell>
        </table:table-row>
        <table:table-row table:style-name="Table1.15">
          <table:table-cell table:style-name="Table1.A1" office:value-type="string">
            <text:p text:style-name="P12">ilo</text:p>
          </table:table-cell>
          <table:table-cell table:style-name="Table1.A1" office:value-type="string">
            <text:p text:style-name="P15">инструмент, машина, устройство</text:p>
          </table:table-cell>
        </table:table-row>
        <table:table-row table:style-name="Table1.16">
          <table:table-cell table:style-name="Table1.A1" office:value-type="string">
            <text:p text:style-name="P12">insa</text:p>
          </table:table-cell>
          <table:table-cell table:style-name="Table1.A1" office:value-type="string">
            <text:p text:style-name="P14">центр, содержимое, внутри; внутренний орган, желудок</text:p>
          </table:table-cell>
        </table:table-row>
        <table:table-row table:style-name="Table1.17">
          <table:table-cell table:style-name="Table1.A1" office:value-type="string">
            <text:p text:style-name="P12">jaki</text:p>
          </table:table-cell>
          <table:table-cell table:style-name="Table1.A1" office:value-type="string">
            <text:p text:style-name="P15">грязный, неприятный, вредный, токсичный</text:p>
          </table:table-cell>
        </table:table-row>
        <table:table-row table:style-name="Table1.18">
          <table:table-cell table:style-name="Table1.A1" office:value-type="string">
            <text:p text:style-name="P12">jan</text:p>
          </table:table-cell>
          <table:table-cell table:style-name="Table1.A1" office:value-type="string">
            <text:p text:style-name="P15">человек, кто-то</text:p>
          </table:table-cell>
        </table:table-row>
        <table:table-row table:style-name="Table1.19">
          <table:table-cell table:style-name="Table1.A1" office:value-type="string">
            <text:p text:style-name="P12">jelo</text:p>
          </table:table-cell>
          <table:table-cell table:style-name="Table1.A1" office:value-type="string">
            <text:p text:style-name="P18">жёлтый, желтоватый</text:p>
          </table:table-cell>
        </table:table-row>
        <table:table-row table:style-name="Table1.20">
          <table:table-cell table:style-name="Table1.A1" office:value-type="string">
            <text:p text:style-name="P12">jo</text:p>
          </table:table-cell>
          <table:table-cell table:style-name="Table1.A1" office:value-type="string">
            <text:p text:style-name="P18">иметь, держать</text:p>
          </table:table-cell>
        </table:table-row>
        <table:table-row table:style-name="Table1.21">
          <table:table-cell table:style-name="Table1.A1" office:value-type="string">
            <text:p text:style-name="P12">kala</text:p>
          </table:table-cell>
          <table:table-cell table:style-name="Table1.A1" office:value-type="string">
            <text:p text:style-name="P18">рыба, морское животное или существо</text:p>
          </table:table-cell>
        </table:table-row>
        <table:table-row table:style-name="Table1.22">
          <table:table-cell table:style-name="Table1.A1" office:value-type="string">
            <text:p text:style-name="P12">kalama</text:p>
          </table:table-cell>
          <table:table-cell table:style-name="Table1.A1" office:value-type="string">
            <text:p text:style-name="P18">звук, чтение <text:span text:style-name="T64">вслух</text:span></text:p>
          </table:table-cell>
        </table:table-row>
        <table:table-row table:style-name="Table1.23">
          <table:table-cell table:style-name="Table1.A1" office:value-type="string">
            <text:p text:style-name="P12">kama</text:p>
          </table:table-cell>
          <table:table-cell table:style-name="Table1.A1" office:value-type="string">
            <text:p text:style-name="P17">идущий, будущий, призванный; стать, достичь успеха; <text:span text:style-name="T64">будущее (время)</text:span></text:p>
          </table:table-cell>
        </table:table-row>
        <table:table-row table:style-name="Table1.24">
          <table:table-cell table:style-name="Table1.A1" office:value-type="string">
            <text:p text:style-name="P12">kasi</text:p>
          </table:table-cell>
          <table:table-cell table:style-name="Table1.A1" office:value-type="string">
            <text:p text:style-name="P18">растение, травы, деревья</text:p>
          </table:table-cell>
        </table:table-row>
        <table:table-row table:style-name="Table1.25">
          <table:table-cell table:style-name="Table1.A1" office:value-type="string">
            <text:p text:style-name="P12">ken</text:p>
          </table:table-cell>
          <table:table-cell table:style-name="Table1.A1" office:value-type="string">
            <text:p text:style-name="P18">возможность, право</text:p>
          </table:table-cell>
        </table:table-row>
        <table:table-row table:style-name="Table1.26">
          <table:table-cell table:style-name="Table1.A1" office:value-type="string">
            <text:p text:style-name="P12">kepeken</text:p>
          </table:table-cell>
          <table:table-cell table:style-name="Table1.A1" office:value-type="string">
            <text:p text:style-name="P18">использовать; при помощи</text:p>
          </table:table-cell>
        </table:table-row>
        <table:table-row table:style-name="Table1.27">
          <table:table-cell table:style-name="Table1.A1" office:value-type="string">
            <text:p text:style-name="P12">kili</text:p>
          </table:table-cell>
          <table:table-cell table:style-name="Table1.A1" office:value-type="string">
            <text:p text:style-name="P18">фрукт, овощ, гриб</text:p>
          </table:table-cell>
        </table:table-row>
        <table:table-row table:style-name="Table1.28">
          <table:table-cell table:style-name="Table1.A1" office:value-type="string">
            <text:p text:style-name="P13">kin</text:p>
          </table:table-cell>
          <table:table-cell table:style-name="Table1.A1" office:value-type="string">
            <text:p text:style-name="P19">д<text:span text:style-name="T61">ействительно, тоже</text:span></text:p>
          </table:table-cell>
        </table:table-row>
        <table:table-row table:style-name="Table1.29">
          <table:table-cell table:style-name="Table1.A1" office:value-type="string">
            <text:p text:style-name="P12">kiwen</text:p>
          </table:table-cell>
          <table:table-cell table:style-name="Table1.A1" office:value-type="string">
            <text:p text:style-name="P18">твёрдый, металл, камень</text:p>
          </table:table-cell>
        </table:table-row>
        <table:table-row table:style-name="Table1.30">
          <table:table-cell table:style-name="Table1.A1" office:value-type="string">
            <text:p text:style-name="P12">ko</text:p>
          </table:table-cell>
          <table:table-cell table:style-name="Table1.A1" office:value-type="string">
            <text:p text:style-name="P18">глина, полутвёрдый материал, порошок</text:p>
          </table:table-cell>
        </table:table-row>
        <table:table-row table:style-name="Table1.31">
          <table:table-cell table:style-name="Table1.A1" office:value-type="string">
            <text:p text:style-name="P12">kon</text:p>
          </table:table-cell>
          <table:table-cell table:style-name="Table1.A1" office:value-type="string">
            <text:p text:style-name="P21">воздух, дыхание; душа, дух; невидимая сущность или влияние</text:p>
          </table:table-cell>
        </table:table-row>
        <table:table-row table:style-name="Table1.32">
          <table:table-cell table:style-name="Table1.A1" office:value-type="string">
            <text:p text:style-name="P12">kule</text:p>
          </table:table-cell>
          <table:table-cell table:style-name="Table1.A1" office:value-type="string">
            <text:p text:style-name="P18">цвет, цветной, крашеный</text:p>
          </table:table-cell>
        </table:table-row>
        <table:table-row table:style-name="Table1.33">
          <table:table-cell table:style-name="Table1.A1" office:value-type="string">
            <text:p text:style-name="P12">kulupu</text:p>
          </table:table-cell>
          <table:table-cell table:style-name="Table1.A1" office:value-type="string">
            <text:p text:style-name="P18">группа, общество, племя, народ</text:p>
          </table:table-cell>
        </table:table-row>
        <table:table-row table:style-name="Table1.34">
          <table:table-cell table:style-name="Table1.A1" office:value-type="string">
            <text:p text:style-name="P12">kute</text:p>
          </table:table-cell>
          <table:table-cell table:style-name="Table1.A1" office:value-type="string">
            <text:p text:style-name="P17">ухо; слушать, слышать; обращать внимание, подчиняться</text:p>
          </table:table-cell>
        </table:table-row>
        <table:table-row table:style-name="Table1.35">
          <table:table-cell table:style-name="Table1.A1" office:value-type="string">
            <text:p text:style-name="P12">la</text:p>
          </table:table-cell>
          <table:table-cell table:style-name="Table1.A1" office:value-type="string">
            <text:p text:style-name="P26"><text:span text:style-name="T54">(</text:span><text:span text:style-name="T57">между контекстом и основным предложением</text:span><text:span text:style-name="T54">)</text:span></text:p>
          </table:table-cell>
        </table:table-row>
        <table:table-row table:style-name="Table1.36">
          <table:table-cell table:style-name="Table1.A1" office:value-type="string">
            <text:p text:style-name="P12">lape</text:p>
          </table:table-cell>
          <table:table-cell table:style-name="Table1.A1" office:value-type="string">
            <text:p text:style-name="P18">сон, отдых</text:p>
          </table:table-cell>
        </table:table-row>
        <table:table-row table:style-name="Table1.37">
          <table:table-cell table:style-name="Table1.A1" office:value-type="string">
            <text:p text:style-name="P12">laso</text:p>
          </table:table-cell>
          <table:table-cell table:style-name="Table1.A1" office:value-type="string">
            <text:p text:style-name="P18">голубой, синий, зелёный</text:p>
          </table:table-cell>
        </table:table-row>
        <table:table-row table:style-name="Table1.38">
          <table:table-cell table:style-name="Table1.A1" office:value-type="string">
            <text:p text:style-name="P12">lawa</text:p>
          </table:table-cell>
          <table:table-cell table:style-name="Table1.A1" office:value-type="string">
            <text:p text:style-name="P26"><text:span text:style-name="T57">голова, мозг, ум</text:span><text:span text:style-name="T54">; </text:span><text:span text:style-name="T57">управлять, владеть, править; главный, </text:span><text:span text:style-name="T60">основной</text:span></text:p>
          </table:table-cell>
        </table:table-row>
        <table:table-row table:style-name="Table1.39">
          <table:table-cell table:style-name="Table1.A1" office:value-type="string">
            <text:p text:style-name="P12">len</text:p>
          </table:table-cell>
          <table:table-cell table:style-name="Table1.A1" office:value-type="string">
            <text:p text:style-name="P18">ткань, одежда, покров</text:p>
          </table:table-cell>
        </table:table-row>
        <table:table-row table:style-name="Table1.40">
          <table:table-cell table:style-name="Table1.A1" office:value-type="string">
            <text:p text:style-name="P12">lete</text:p>
          </table:table-cell>
          <table:table-cell table:style-name="Table1.A1" office:value-type="string">
            <text:p text:style-name="P18">холодный, прохладный; сырой, <text:span text:style-name="T64">недоваренный</text:span></text:p>
          </table:table-cell>
        </table:table-row>
        <table:table-row table:style-name="Table1.41">
          <table:table-cell table:style-name="Table1.A1" office:value-type="string">
            <text:p text:style-name="P12">li</text:p>
          </table:table-cell>
          <table:table-cell table:style-name="Table1.A1" office:value-type="string">
            <text:p text:style-name="P26"><text:span text:style-name="T54">(</text:span><text:span text:style-name="T57">между предложениями, кроме mi и sina, и глаголами, а также перед </text:span><text:span text:style-name="T60">по</text:span><text:span text:style-name="T57">следующими глаголами</text:span><text:span text:style-name="T54">)</text:span></text:p>
          </table:table-cell>
        </table:table-row>
        <table:table-row table:style-name="Table1.42">
          <table:table-cell table:style-name="Table1.A1" office:value-type="string">
            <text:p text:style-name="P12">lili</text:p>
          </table:table-cell>
          <table:table-cell table:style-name="Table1.A1" office:value-type="string">
            <text:p text:style-name="P17">малый, небольшой, короткий; немного; молодой</text:p>
          </table:table-cell>
        </table:table-row>
        <table:table-row table:style-name="Table1.43">
          <table:table-cell table:style-name="Table1.A1" office:value-type="string">
            <text:p text:style-name="P12">linja</text:p>
          </table:table-cell>
          <table:table-cell table:style-name="Table1.A1" office:value-type="string">
            <text:p text:style-name="P17">длинный и гибкий <text:span text:style-name="T64">предмет</text:span>; провод, волосы, верёвка, нить</text:p>
          </table:table-cell>
        </table:table-row>
        <table:table-row table:style-name="Table1.44">
          <table:table-cell table:style-name="Table1.A1" office:value-type="string">
            <text:p text:style-name="P12">lipu</text:p>
          </table:table-cell>
          <table:table-cell table:style-name="Table1.A1" office:value-type="string">
            <text:p text:style-name="P17">тонкий объект; книга, документ, бумага, запись, вебсайт</text:p>
          </table:table-cell>
        </table:table-row>
        <table:table-row table:style-name="Table1.45">
          <table:table-cell table:style-name="Table1.A1" office:value-type="string">
            <text:p text:style-name="P12">loje</text:p>
          </table:table-cell>
          <table:table-cell table:style-name="Table1.A1" office:value-type="string">
            <text:p text:style-name="P18">красный, красноватый</text:p>
          </table:table-cell>
        </table:table-row>
        <table:table-row table:style-name="Table1.46">
          <table:table-cell table:style-name="Table1.A1" office:value-type="string">
            <text:p text:style-name="P12">lon</text:p>
          </table:table-cell>
          <table:table-cell table:style-name="Table1.A1" office:value-type="string">
            <text:p text:style-name="P18">в (местоположении), присутствует (где-то), существует</text:p>
          </table:table-cell>
        </table:table-row>
        <table:table-row table:style-name="Table1.47">
          <table:table-cell table:style-name="Table1.A1" office:value-type="string">
            <text:p text:style-name="P12">luka</text:p>
          </table:table-cell>
          <table:table-cell table:style-name="Table1.A1" office:value-type="string">
            <text:p text:style-name="P18">рука; пять</text:p>
          </table:table-cell>
        </table:table-row>
        <table:table-row table:style-name="Table1.48">
          <table:table-cell table:style-name="Table1.A1" office:value-type="string">
            <text:p text:style-name="P29">lukin</text:p>
          </table:table-cell>
          <table:table-cell table:style-name="Table1.A1" office:value-type="string">
            <text:p text:style-name="P18">смотреть, видеть, наблюдать, читать, смотреть; пытаться, искать</text:p>
          </table:table-cell>
        </table:table-row>
        <table:table-row table:style-name="Table1.49">
          <table:table-cell table:style-name="Table1.A1" office:value-type="string">
            <text:p text:style-name="P12">lupa</text:p>
          </table:table-cell>
          <table:table-cell table:style-name="Table1.A1" office:value-type="string">
            <text:p text:style-name="P17">дверь, дыра, окно</text:p>
          </table:table-cell>
        </table:table-row>
        <table:table-row table:style-name="Table1.50">
          <table:table-cell table:style-name="Table1.A1" office:value-type="string">
            <text:p text:style-name="P12">ma</text:p>
          </table:table-cell>
          <table:table-cell table:style-name="Table1.A1" office:value-type="string">
            <text:p text:style-name="P18">земля; свежий воздух, мир; страна, территория</text:p>
          </table:table-cell>
        </table:table-row>
        <table:table-row table:style-name="Table1.51">
          <table:table-cell table:style-name="Table1.A1" office:value-type="string">
            <text:p text:style-name="P12">mama</text:p>
          </table:table-cell>
          <table:table-cell table:style-name="Table1.A1" office:value-type="string">
            <text:p text:style-name="P17">родитель, предок; создатель; опекун</text:p>
          </table:table-cell>
        </table:table-row>
        <table:table-row table:style-name="Table1.52">
          <table:table-cell table:style-name="Table1.A1" office:value-type="string">
            <text:p text:style-name="P12">mani</text:p>
          </table:table-cell>
          <table:table-cell table:style-name="Table1.A1" office:value-type="string">
            <text:p text:style-name="P26"><text:span text:style-name="T57">деньги, наличные</text:span><text:span text:style-name="T54">; </text:span><text:span text:style-name="T57">большие п</text:span><text:span text:style-name="T56">рирученные</text:span><text:span text:style-name="T57"> животные</text:span></text:p>
          </table:table-cell>
        </table:table-row>
        <table:table-row table:style-name="Table1.53">
          <table:table-cell table:style-name="Table1.A1" office:value-type="string">
            <text:p text:style-name="P12">meli</text:p>
          </table:table-cell>
          <table:table-cell table:style-name="Table1.A1" office:value-type="string">
            <text:p text:style-name="P22">женщина; женственность, жена</text:p>
          </table:table-cell>
        </table:table-row>
        <table:table-row table:style-name="Table1.54">
          <table:table-cell table:style-name="Table1.A1" office:value-type="string">
            <text:p text:style-name="P12">mi</text:p>
          </table:table-cell>
          <table:table-cell table:style-name="Table1.A1" office:value-type="string">
            <text:p text:style-name="P22">я, мы</text:p>
          </table:table-cell>
        </table:table-row>
        <table:table-row table:style-name="Table1.55">
          <table:table-cell table:style-name="Table1.A1" office:value-type="string">
            <text:p text:style-name="P12">mije</text:p>
          </table:table-cell>
          <table:table-cell table:style-name="Table1.A1" office:value-type="string">
            <text:p text:style-name="P22">мужчина; мужественность, муж</text:p>
          </table:table-cell>
        </table:table-row>
        <table:table-row table:style-name="Table1.56">
          <table:table-cell table:style-name="Table1.A1" office:value-type="string">
            <text:p text:style-name="P12">moku</text:p>
          </table:table-cell>
          <table:table-cell table:style-name="Table1.A1" office:value-type="string">
            <text:p text:style-name="P22">есть, пить, принимать; еда, напиток</text:p>
          </table:table-cell>
        </table:table-row>
        <table:table-row table:style-name="Table1.57">
          <table:table-cell table:style-name="Table1.A1" office:value-type="string">
            <text:p text:style-name="P12">moli</text:p>
          </table:table-cell>
          <table:table-cell table:style-name="Table1.A1" office:value-type="string">
            <text:p text:style-name="P22">смерть, мёртвый, умирающий, убивать</text:p>
          </table:table-cell>
        </table:table-row>
        <table:table-row table:style-name="Table1.58">
          <table:table-cell table:style-name="Table1.A1" office:value-type="string">
            <text:p text:style-name="P12">monsi</text:p>
          </table:table-cell>
          <table:table-cell table:style-name="Table1.A1" office:value-type="string">
            <text:p text:style-name="P22">зад, сзади, задница</text:p>
          </table:table-cell>
        </table:table-row>
        <table:table-row table:style-name="Table1.59">
          <table:table-cell table:style-name="Table1.A1" office:value-type="string">
            <text:p text:style-name="P12">mu</text:p>
          </table:table-cell>
          <table:table-cell table:style-name="Table1.A1" office:value-type="string">
            <text:p text:style-name="P26"><text:span text:style-name="T54">(</text:span><text:span text:style-name="T56">звуки животных</text:span><text:span text:style-name="T54">)</text:span></text:p>
          </table:table-cell>
        </table:table-row>
        <table:table-row table:style-name="Table1.60">
          <table:table-cell table:style-name="Table1.A1" office:value-type="string">
            <text:p text:style-name="P12">mun</text:p>
          </table:table-cell>
          <table:table-cell table:style-name="Table1.A1" office:value-type="string">
            <text:p text:style-name="P22">луна, объект ночного неба, звезда</text:p>
          </table:table-cell>
        </table:table-row>
        <table:table-row table:style-name="Table1.61">
          <table:table-cell table:style-name="Table1.A1" office:value-type="string">
            <text:p text:style-name="P12">musi</text:p>
          </table:table-cell>
          <table:table-cell table:style-name="Table1.A1" office:value-type="string">
            <text:p text:style-name="P21">интересный, художественный, развлекательный</text:p>
          </table:table-cell>
        </table:table-row>
        <table:table-row table:style-name="Table1.62">
          <table:table-cell table:style-name="Table1.A1" office:value-type="string">
            <text:p text:style-name="P12">mute</text:p>
          </table:table-cell>
          <table:table-cell table:style-name="Table1.A1" office:value-type="string">
            <text:p text:style-name="P26"><text:span text:style-name="T56">много, больше, несколько</text:span><text:span text:style-name="T54">, </text:span><text:span text:style-name="T56">очень</text:span><text:span text:style-name="T54">; </text:span><text:span text:style-name="T56">количество</text:span><text:span text:style-name="T54">; </text:span><text:span text:style-name="T58">20</text:span></text:p>
          </table:table-cell>
        </table:table-row>
        <table:table-row table:style-name="Table1.63">
          <table:table-cell table:style-name="Table1.A1" office:value-type="string">
            <text:p text:style-name="P13">namako</text:p>
          </table:table-cell>
          <table:table-cell table:style-name="Table1.A1" office:value-type="string">
            <text:p text:style-name="P22">специи, приправы, дополнительные вещи</text:p>
          </table:table-cell>
        </table:table-row>
        <table:table-row table:style-name="Table1.64">
          <table:table-cell table:style-name="Table1.A1" office:value-type="string">
            <text:p text:style-name="P12">nanpa</text:p>
          </table:table-cell>
          <table:table-cell table:style-name="Table1.A1" office:value-type="string">
            <text:p text:style-name="P15">-ый (порядковый номер), число</text:p>
          </table:table-cell>
        </table:table-row>
        <table:table-row table:style-name="Table1.65">
          <table:table-cell table:style-name="Table1.A1" office:value-type="string">
            <text:p text:style-name="P12">nasa</text:p>
          </table:table-cell>
          <table:table-cell table:style-name="Table1.A1" office:value-type="string">
            <text:p text:style-name="P14">необычный, странный; безумный; пьяный</text:p>
          </table:table-cell>
        </table:table-row>
        <table:table-row table:style-name="Table1.66">
          <table:table-cell table:style-name="Table1.A1" office:value-type="string">
            <text:p text:style-name="P12">nasin</text:p>
          </table:table-cell>
          <table:table-cell table:style-name="Table1.A1" office:value-type="string">
            <text:p text:style-name="P21">путь, правила, доктрина, метод, дорога</text:p>
          </table:table-cell>
        </table:table-row>
        <table:table-row table:style-name="Table1.67">
          <table:table-cell table:style-name="Table1.A1" office:value-type="string">
            <text:p text:style-name="P12">nena</text:p>
          </table:table-cell>
          <table:table-cell table:style-name="Table1.A1" office:value-type="string">
            <text:p text:style-name="P21">выступ, кнопка, холм, гора, нос</text:p>
          </table:table-cell>
        </table:table-row>
        <table:table-row table:style-name="Table1.68">
          <table:table-cell table:style-name="Table1.A1" office:value-type="string">
            <text:p text:style-name="P12">ni</text:p>
          </table:table-cell>
          <table:table-cell table:style-name="Table1.A1" office:value-type="string">
            <text:p text:style-name="P15">это, то; этот, тот</text:p>
          </table:table-cell>
        </table:table-row>
        <table:table-row table:style-name="Table1.69">
          <table:table-cell table:style-name="Table1.A1" office:value-type="string">
            <text:p text:style-name="P12">nimi</text:p>
          </table:table-cell>
          <table:table-cell table:style-name="Table1.A1" office:value-type="string">
            <text:p text:style-name="P15">имя, слово</text:p>
          </table:table-cell>
        </table:table-row>
        <table:table-row table:style-name="Table1.70">
          <table:table-cell table:style-name="Table1.A1" office:value-type="string">
            <text:p text:style-name="P12">noka</text:p>
          </table:table-cell>
          <table:table-cell table:style-name="Table1.A1" office:value-type="string">
            <text:p text:style-name="P21">нога; низ, внизу, нижняя часть</text:p>
          </table:table-cell>
        </table:table-row>
        <table:table-row table:style-name="Table1.71">
          <table:table-cell table:style-name="Table1.A1" office:value-type="string">
            <text:p text:style-name="P12">o</text:p>
          </table:table-cell>
          <table:table-cell table:style-name="Table1.A1" office:value-type="string">
            <text:p text:style-name="P26"><text:span text:style-name="T56">эй</text:span><text:span text:style-name="T54">! </text:span><text:span text:style-name="T56">о</text:span><text:span text:style-name="T54">! (</text:span><text:span text:style-name="T56">обращение или указание</text:span><text:span text:style-name="T54">)</text:span></text:p>
          </table:table-cell>
        </table:table-row>
        <table:table-row table:style-name="Table1.72">
          <table:table-cell table:style-name="Table1.A1" office:value-type="string">
            <text:p text:style-name="P13">oko</text:p>
          </table:table-cell>
          <table:table-cell table:style-name="Table1.A1" office:value-type="string">
            <text:p text:style-name="P20">г<text:span text:style-name="T53">лаз</text:span></text:p>
          </table:table-cell>
        </table:table-row>
        <table:table-row table:style-name="Table1.73">
          <table:table-cell table:style-name="Table1.A1" office:value-type="string">
            <text:p text:style-name="P12">olin</text:p>
          </table:table-cell>
          <table:table-cell table:style-name="Table1.A1" office:value-type="string">
            <text:p text:style-name="P15">любить, уважать</text:p>
          </table:table-cell>
        </table:table-row>
        <table:table-row table:style-name="Table1.74">
          <table:table-cell table:style-name="Table1.A1" office:value-type="string">
            <text:p text:style-name="P12">ona</text:p>
          </table:table-cell>
          <table:table-cell table:style-name="Table1.A1" office:value-type="string">
            <text:p text:style-name="P15">он, она, оно, они</text:p>
          </table:table-cell>
        </table:table-row>
        <table:table-row table:style-name="Table1.75">
          <table:table-cell table:style-name="Table1.A1" office:value-type="string">
            <text:p text:style-name="P12">open</text:p>
          </table:table-cell>
          <table:table-cell table:style-name="Table1.A1" office:value-type="string">
            <text:p text:style-name="P15">начинать, открывать, включать</text:p>
          </table:table-cell>
        </table:table-row>
        <table:table-row table:style-name="Table1.76">
          <table:table-cell table:style-name="Table1.A1" office:value-type="string">
            <text:p text:style-name="P12">pakala</text:p>
          </table:table-cell>
          <table:table-cell table:style-name="Table1.A1" office:value-type="string">
            <text:p text:style-name="P21">испорченный, сломанный, повреждённый</text:p>
          </table:table-cell>
        </table:table-row>
        <table:table-row table:style-name="Table1.77">
          <table:table-cell table:style-name="Table1.A1" office:value-type="string">
            <text:p text:style-name="P12">pali</text:p>
          </table:table-cell>
          <table:table-cell table:style-name="Table1.A1" office:value-type="string">
            <text:p text:style-name="P15">работать, готовить</text:p>
          </table:table-cell>
        </table:table-row>
        <table:table-row table:style-name="Table1.78">
          <table:table-cell table:style-name="Table1.A1" office:value-type="string">
            <text:p text:style-name="P12">palisa</text:p>
          </table:table-cell>
          <table:table-cell table:style-name="Table1.A1" office:value-type="string">
            <text:p text:style-name="P21">длинный твёрдый объект; ветка, палка</text:p>
          </table:table-cell>
        </table:table-row>
        <table:table-row table:style-name="Table1.79">
          <table:table-cell table:style-name="Table1.A1" office:value-type="string">
            <text:p text:style-name="P12">pan</text:p>
          </table:table-cell>
          <table:table-cell table:style-name="Table1.A1" office:value-type="string">
            <text:p text:style-name="P31">зерно, крупа; ячмень, кукуруза, овёс, рис, пшеница; хлеб, макароны</text:p>
          </table:table-cell>
        </table:table-row>
        <table:table-row table:style-name="Table1.80">
          <table:table-cell table:style-name="Table1.A1" office:value-type="string">
            <text:p text:style-name="P12">pana</text:p>
          </table:table-cell>
          <table:table-cell table:style-name="Table1.A1" office:value-type="string">
            <text:p text:style-name="P21">давать, отправлять, испускать, отпускать, распространять</text:p>
          </table:table-cell>
        </table:table-row>
        <table:table-row table:style-name="Table1.81">
          <table:table-cell table:style-name="Table1.A1" office:value-type="string">
            <text:p text:style-name="P12">pi</text:p>
          </table:table-cell>
          <table:table-cell table:style-name="Table1.A1" office:value-type="string">
            <text:p text:style-name="P15">(разделяет определения)</text:p>
          </table:table-cell>
        </table:table-row>
        <table:table-row table:style-name="Table1.82">
          <table:table-cell table:style-name="Table1.A1" office:value-type="string">
            <text:p text:style-name="P12">pilin</text:p>
          </table:table-cell>
          <table:table-cell table:style-name="Table1.A1" office:value-type="string">
            <text:p text:style-name="P15">сердце, чувство, ощущения</text:p>
          </table:table-cell>
        </table:table-row>
        <table:table-row table:style-name="Table1.83">
          <table:table-cell table:style-name="Table1.A1" office:value-type="string">
            <text:p text:style-name="P12">pimeja</text:p>
          </table:table-cell>
          <table:table-cell table:style-name="Table1.A1" office:value-type="string">
            <text:p text:style-name="P15">чёрный, тёмный</text:p>
          </table:table-cell>
        </table:table-row>
        <table:table-row table:style-name="Table1.84">
          <table:table-cell table:style-name="Table1.A1" office:value-type="string">
            <text:p text:style-name="P12">pini</text:p>
          </table:table-cell>
          <table:table-cell table:style-name="Table1.A1" office:value-type="string">
            <text:p text:style-name="P21">прошлый, законченный, (время) назад</text:p>
          </table:table-cell>
        </table:table-row>
        <table:table-row table:style-name="Table1.85">
          <table:table-cell table:style-name="Table1.A1" office:value-type="string">
            <text:p text:style-name="P12">pipi</text:p>
          </table:table-cell>
          <table:table-cell table:style-name="Table1.A1" office:value-type="string">
            <text:p text:style-name="P15">жук, насекомое, муравей, паук</text:p>
          </table:table-cell>
        </table:table-row>
        <table:table-row table:style-name="Table1.86">
          <table:table-cell table:style-name="Table1.A1" office:value-type="string">
            <text:p text:style-name="P12">poka</text:p>
          </table:table-cell>
          <table:table-cell table:style-name="Table1.A1" office:value-type="string">
            <text:p text:style-name="P15">бедро, бок; рядом</text:p>
          </table:table-cell>
        </table:table-row>
        <table:table-row table:style-name="Table1.87">
          <table:table-cell table:style-name="Table1.A1" office:value-type="string">
            <text:p text:style-name="P12">poki</text:p>
          </table:table-cell>
          <table:table-cell table:style-name="Table1.A1" office:value-type="string">
            <text:p text:style-name="P15">сумка, коробка, контейнер, ящик</text:p>
          </table:table-cell>
        </table:table-row>
        <table:table-row table:style-name="Table1.88">
          <table:table-cell table:style-name="Table1.A1" office:value-type="string">
            <text:p text:style-name="P12">pona</text:p>
          </table:table-cell>
          <table:table-cell table:style-name="Table1.A1" office:value-type="string">
            <text:p text:style-name="P23">хороший, положительный, полезный; простой; дружественный, мирный</text:p>
          </table:table-cell>
        </table:table-row>
        <table:table-row table:style-name="Table1.89">
          <table:table-cell table:style-name="Table1.A1" office:value-type="string">
            <text:p text:style-name="P12">pu</text:p>
          </table:table-cell>
          <table:table-cell table:style-name="Table1.A1" office:value-type="string">
            <text:p text:style-name="P26"><text:span text:style-name="T55">читать официальную книгу по языку</text:span><text:span text:style-name="T54"> Toki Pona</text:span></text:p>
          </table:table-cell>
        </table:table-row>
        <table:table-row table:style-name="Table1.90">
          <table:table-cell table:style-name="Table1.A1" office:value-type="string">
            <text:p text:style-name="P12">sama</text:p>
          </table:table-cell>
          <table:table-cell table:style-name="Table1.A1" office:value-type="string">
            <text:p text:style-name="P14">такой же, похожий; брат, сестра, товарищ, коллега</text:p>
          </table:table-cell>
        </table:table-row>
        <table:table-row table:style-name="Table1.91">
          <table:table-cell table:style-name="Table1.A1" office:value-type="string">
            <text:p text:style-name="P12">seli</text:p>
          </table:table-cell>
          <table:table-cell table:style-name="Table1.A1" office:value-type="string">
            <text:p text:style-name="P22">огонь, тепло; химическая реакция, источник тепла</text:p>
          </table:table-cell>
        </table:table-row>
        <table:table-row table:style-name="Table1.92">
          <table:table-cell table:style-name="Table1.A1" office:value-type="string">
            <text:p text:style-name="P12">selo</text:p>
          </table:table-cell>
          <table:table-cell table:style-name="Table1.A1" office:value-type="string">
            <text:p text:style-name="P22">оболочка; скорлупа, кора, кожа; граница</text:p>
          </table:table-cell>
        </table:table-row>
        <table:table-row table:style-name="Table1.93">
          <table:table-cell table:style-name="Table1.A1" office:value-type="string">
            <text:p text:style-name="P12">seme</text:p>
          </table:table-cell>
          <table:table-cell table:style-name="Table1.A1" office:value-type="string">
            <text:p text:style-name="P15">кто? что? какой?</text:p>
          </table:table-cell>
        </table:table-row>
        <table:table-row table:style-name="Table1.94">
          <table:table-cell table:style-name="Table1.A1" office:value-type="string">
            <text:p text:style-name="P12">sewi</text:p>
          </table:table-cell>
          <table:table-cell table:style-name="Table1.A1" office:value-type="string">
            <text:p text:style-name="P22">верх, выше, высшая часть; впечятляющий, божественный, святой, сверхъестественный</text:p>
          </table:table-cell>
        </table:table-row>
        <table:table-row table:style-name="Table1.95">
          <table:table-cell table:style-name="Table1.A1" office:value-type="string">
            <text:p text:style-name="P12">sijelo</text:p>
          </table:table-cell>
          <table:table-cell table:style-name="Table1.A1" office:value-type="string">
            <text:p text:style-name="P26"><text:span text:style-name="T56">тело</text:span><text:span text:style-name="T54"> (</text:span><text:span text:style-name="T56">человека или животного</text:span><text:span text:style-name="T54">), </text:span><text:span text:style-name="T56">физическое состояние, торс</text:span></text:p>
          </table:table-cell>
        </table:table-row>
        <table:table-row table:style-name="Table1.96">
          <table:table-cell table:style-name="Table1.A1" office:value-type="string">
            <text:p text:style-name="P12">sike</text:p>
          </table:table-cell>
          <table:table-cell table:style-name="Table1.A1" office:value-type="string">
            <text:p text:style-name="P26"><text:span text:style-name="T56">круглый</text:span><text:span text:style-name="T54">; </text:span><text:span text:style-name="T56">шар, круг, цикл, сфера, колесо</text:span><text:span text:style-name="T54">; </text:span><text:span text:style-name="T56">год</text:span></text:p>
          </table:table-cell>
        </table:table-row>
        <table:table-row table:style-name="Table1.97">
          <table:table-cell table:style-name="Table1.A1" office:value-type="string">
            <text:p text:style-name="P12">sin</text:p>
          </table:table-cell>
          <table:table-cell table:style-name="Table1.A1" office:value-type="string">
            <text:p text:style-name="P15">новый, дополнительный</text:p>
          </table:table-cell>
        </table:table-row>
        <table:table-row table:style-name="Table1.98">
          <table:table-cell table:style-name="Table1.A1" office:value-type="string">
            <text:p text:style-name="P12">sina</text:p>
          </table:table-cell>
          <table:table-cell table:style-name="Table1.A1" office:value-type="string">
            <text:p text:style-name="P15">ты, вы</text:p>
          </table:table-cell>
        </table:table-row>
        <table:table-row table:style-name="Table1.99">
          <table:table-cell table:style-name="Table1.A1" office:value-type="string">
            <text:p text:style-name="P12">sinpin</text:p>
          </table:table-cell>
          <table:table-cell table:style-name="Table1.A1" office:value-type="string">
            <text:p text:style-name="P21">лицо, передний, стена</text:p>
          </table:table-cell>
        </table:table-row>
        <table:table-row table:style-name="Table1.100">
          <table:table-cell table:style-name="Table1.A1" office:value-type="string">
            <text:p text:style-name="P12">sitelen</text:p>
          </table:table-cell>
          <table:table-cell table:style-name="Table1.A1" office:value-type="string">
            <text:p text:style-name="P21">изображение, картина, символ, отметка, письмо</text:p>
          </table:table-cell>
        </table:table-row>
        <table:table-row table:style-name="Table1.101">
          <table:table-cell table:style-name="Table1.A1" office:value-type="string">
            <text:p text:style-name="P12">sona</text:p>
          </table:table-cell>
          <table:table-cell table:style-name="Table1.A1" office:value-type="string">
            <text:p text:style-name="P21">знать, уметь; знание, информация</text:p>
          </table:table-cell>
        </table:table-row>
        <table:table-row table:style-name="Table1.102">
          <table:table-cell table:style-name="Table1.A1" office:value-type="string">
            <text:p text:style-name="P12">soweli</text:p>
          </table:table-cell>
          <table:table-cell table:style-name="Table1.A1" office:value-type="string">
            <text:p text:style-name="P22">наземное животное, зверь</text:p>
          </table:table-cell>
        </table:table-row>
        <table:table-row table:style-name="Table1.103">
          <table:table-cell table:style-name="Table1.A1" office:value-type="string">
            <text:p text:style-name="P12">suli</text:p>
          </table:table-cell>
          <table:table-cell table:style-name="Table1.A1" office:value-type="string">
            <text:p text:style-name="P22">большой, тяжелый, длинный, высокий; важный; взрослый</text:p>
          </table:table-cell>
        </table:table-row>
        <table:table-row table:style-name="Table1.104">
          <table:table-cell table:style-name="Table1.A1" office:value-type="string">
            <text:p text:style-name="P12">suno</text:p>
          </table:table-cell>
          <table:table-cell table:style-name="Table1.A1" office:value-type="string">
            <text:p text:style-name="P26"><text:span text:style-name="T56">солнце</text:span><text:span text:style-name="T54">; </text:span><text:span text:style-name="T56">свет, яркость, сияние</text:span><text:span text:style-name="T54">; </text:span><text:span text:style-name="T56">источник света</text:span></text:p>
          </table:table-cell>
        </table:table-row>
        <table:table-row table:style-name="Table1.105">
          <table:table-cell table:style-name="Table1.A1" office:value-type="string">
            <text:p text:style-name="P12">supa</text:p>
          </table:table-cell>
          <table:table-cell table:style-name="Table1.A1" office:value-type="string">
            <text:p text:style-name="P22">горизонтальная поверхность; стол, полка</text:p>
          </table:table-cell>
        </table:table-row>
        <table:table-row table:style-name="Table1.106">
          <table:table-cell table:style-name="Table1.A1" office:value-type="string">
            <text:p text:style-name="P12">suwi</text:p>
          </table:table-cell>
          <table:table-cell table:style-name="Table1.A1" office:value-type="string">
            <text:p text:style-name="P21">сладкий, ароматный; милый, невинный</text:p>
          </table:table-cell>
        </table:table-row>
        <table:table-row table:style-name="Table1.107">
          <table:table-cell table:style-name="Table1.A1" office:value-type="string">
            <text:p text:style-name="P12">tan</text:p>
          </table:table-cell>
          <table:table-cell table:style-name="Table1.A1" office:value-type="string">
            <text:p text:style-name="P22">от (чего-то), потому что</text:p>
          </table:table-cell>
        </table:table-row>
        <table:table-row table:style-name="Table1.108">
          <table:table-cell table:style-name="Table1.A1" office:value-type="string">
            <text:p text:style-name="P12">taso</text:p>
          </table:table-cell>
          <table:table-cell table:style-name="Table1.A1" office:value-type="string">
            <text:p text:style-name="P22">но, однако; только</text:p>
          </table:table-cell>
        </table:table-row>
        <table:table-row table:style-name="Table1.109">
          <table:table-cell table:style-name="Table1.A1" office:value-type="string">
            <text:p text:style-name="P12">tawa</text:p>
          </table:table-cell>
          <table:table-cell table:style-name="Table1.A1" office:value-type="string">
            <text:p text:style-name="P21">идти (куда-то), в сторону; для; с точки зрения; движущийся</text:p>
          </table:table-cell>
        </table:table-row>
        <table:table-row table:style-name="Table1.110">
          <table:table-cell table:style-name="Table1.A1" office:value-type="string">
            <text:p text:style-name="P12">telo</text:p>
          </table:table-cell>
          <table:table-cell table:style-name="Table1.A1" office:value-type="string">
            <text:p text:style-name="P21">вода, жидкость; мокрый, жидкий; напиток</text:p>
          </table:table-cell>
        </table:table-row>
        <table:table-row table:style-name="Table1.111">
          <table:table-cell table:style-name="Table1.A1" office:value-type="string">
            <text:p text:style-name="P12">tenpo</text:p>
          </table:table-cell>
          <table:table-cell table:style-name="Table1.A1" office:value-type="string">
            <text:p text:style-name="P22">время, момент</text:p>
          </table:table-cell>
        </table:table-row>
        <table:table-row table:style-name="Table1.112">
          <table:table-cell table:style-name="Table1.A1" office:value-type="string">
            <text:p text:style-name="P12">toki</text:p>
          </table:table-cell>
          <table:table-cell table:style-name="Table1.A1" office:value-type="string">
            <text:p text:style-name="P21">говорить, думать</text:p>
          </table:table-cell>
        </table:table-row>
        <table:table-row table:style-name="Table1.113">
          <table:table-cell table:style-name="Table1.A1" office:value-type="string">
            <text:p text:style-name="P12">tomo</text:p>
          </table:table-cell>
          <table:table-cell table:style-name="Table1.A1" office:value-type="string">
            <text:p text:style-name="P21">дом, интерьер, комната; структура, здание</text:p>
          </table:table-cell>
        </table:table-row>
        <table:table-row table:style-name="Table1.114">
          <table:table-cell table:style-name="Table1.A1" office:value-type="string">
            <text:p text:style-name="P12">tu</text:p>
          </table:table-cell>
          <table:table-cell table:style-name="Table1.A1" office:value-type="string">
            <text:p text:style-name="P15">два, делить</text:p>
          </table:table-cell>
        </table:table-row>
        <table:table-row table:style-name="Table1.115">
          <table:table-cell table:style-name="Table1.A1" office:value-type="string">
            <text:p text:style-name="P12">unpa</text:p>
          </table:table-cell>
          <table:table-cell table:style-name="Table1.A1" office:value-type="string">
            <text:p text:style-name="P15">заниматься сексом, быть в брачных отношениях</text:p>
          </table:table-cell>
        </table:table-row>
        <table:table-row table:style-name="Table1.116">
          <table:table-cell table:style-name="Table1.A1" office:value-type="string">
            <text:p text:style-name="P12">uta</text:p>
          </table:table-cell>
          <table:table-cell table:style-name="Table1.A1" office:value-type="string">
            <text:p text:style-name="P21">рот, губы, челюсть</text:p>
          </table:table-cell>
        </table:table-row>
        <table:table-row table:style-name="Table1.117">
          <table:table-cell table:style-name="Table1.A1" office:value-type="string">
            <text:p text:style-name="P12">utala</text:p>
          </table:table-cell>
          <table:table-cell table:style-name="Table1.A1" office:value-type="string">
            <text:p text:style-name="P22">воевать, бороться, соревноваться</text:p>
          </table:table-cell>
        </table:table-row>
        <table:table-row table:style-name="Table1.118">
          <table:table-cell table:style-name="Table1.A1" office:value-type="string">
            <text:p text:style-name="P12">walo</text:p>
          </table:table-cell>
          <table:table-cell table:style-name="Table1.A1" office:value-type="string">
            <text:p text:style-name="P22">белый, светлый, бледный</text:p>
          </table:table-cell>
        </table:table-row>
        <table:table-row table:style-name="Table1.119">
          <table:table-cell table:style-name="Table1.A1" office:value-type="string">
            <text:p text:style-name="P12">wan</text:p>
          </table:table-cell>
          <table:table-cell table:style-name="Table1.A1" office:value-type="string">
            <text:p text:style-name="P22">один; уникальный; объединённый</text:p>
          </table:table-cell>
        </table:table-row>
        <table:table-row table:style-name="Table1.120">
          <table:table-cell table:style-name="Table1.A1" office:value-type="string">
            <text:p text:style-name="P12">waso</text:p>
          </table:table-cell>
          <table:table-cell table:style-name="Table1.A1" office:value-type="string">
            <text:p text:style-name="P21">птица, летающее существо, крылатое животное</text:p>
          </table:table-cell>
        </table:table-row>
        <table:table-row table:style-name="Table1.121">
          <table:table-cell table:style-name="Table1.A1" office:value-type="string">
            <text:p text:style-name="P12">wawa</text:p>
          </table:table-cell>
          <table:table-cell table:style-name="Table1.A1" office:value-type="string">
            <text:p text:style-name="P26"><text:span text:style-name="T56">сильный, мощный</text:span><text:span text:style-name="T54">; </text:span><text:span text:style-name="T56">уверенный</text:span><text:span text:style-name="T54">; </text:span><text:span text:style-name="T56">полный сил</text:span></text:p>
          </table:table-cell>
        </table:table-row>
        <table:table-row table:style-name="Table1.122">
          <table:table-cell table:style-name="Table1.A1" office:value-type="string">
            <text:p text:style-name="P12">weka</text:p>
          </table:table-cell>
          <table:table-cell table:style-name="Table1.A1" office:value-type="string">
            <text:p text:style-name="P16">о<text:span text:style-name="T62">тсутствующий, уходящий; убирать, игнорировать</text:span></text:p>
          </table:table-cell>
        </table:table-row>
        <table:table-row table:style-name="Table1.123">
          <table:table-cell table:style-name="Table1.A1" office:value-type="string">
            <text:p text:style-name="P12">wile</text:p>
          </table:table-cell>
          <table:table-cell table:style-name="Table1.A1" office:value-type="string">
            <text:p text:style-name="P24">хотеть, желать, требовать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Ek Mukta1" svg:font-family="'Ek Mukta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3" svg:font-family="'PT Sans'" style:font-adornments="Bold" style:font-family-generic="swiss" style:font-pitch="variable"/>
    <style:font-face style:name="PT Sans2" svg:font-family="'PT Sans'" style:font-adornments="Italic" style:font-family-generic="swiss" style:font-pitch="variable"/>
    <style:font-face style:name="PT Sans1" svg:font-family="'PT Sans'" style:font-adornments="Regular" style:font-family-generic="swiss" style:font-pitch="variable"/>
    <style:font-face style:name="Ek Mukta" svg:font-family="'Ek Mukta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style:font-name="PT Sans1" fo:font-family="'PT Sans'" style:font-style-name="Regular" style:font-family-generic="swiss" style:font-pitch="variable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/>
      </style:paragraph-properties>
      <style:text-properties style:use-window-font-color="true" style:text-outline="false" style:text-line-through-style="none" style:text-line-through-type="none" style:font-name="Roboto" fo:font-family="Roboto" style:font-pitch="variable" fo:font-size="7.80000019073486pt" fo:font-style="normal" fo:text-shadow="none" style:text-underline-style="none" fo:font-weight="bold" style:font-size-asian="7.80000019073486pt" style:font-style-asian="normal" style:font-weight-asian="bold" style:font-size-complex="7.80000019073486pt" style:font-style-complex="normal" style:font-weight-complex="bold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59cm" fo:margin-bottom="0.215cm" loext:contextual-spacing="false"/>
      <style:text-properties style:font-name="PT Sans3" fo:font-family="'PT Sans'" style:font-style-name="Bold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00%" fo:text-align="start" style:justify-single-word="false" fo:text-indent="0cm" style:auto-text-indent="false" fo:background-color="transparent"/>
      <style:text-properties style:font-name="PT Sans2" fo:font-family="'PT Sans'" style:font-style-name="Italic" style:font-family-generic="swiss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.21cm" fo:margin-bottom="0.21cm" loext:contextual-spacing="false" fo:text-align="start" style:justify-single-word="false" style:page-number="auto"/>
      <style:text-properties style:font-name="PT Sans3" fo:font-family="'PT Sans'" style:font-style-name="Bold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Dictionary_20_Small.1" style:display-name="Dictionary Small.1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2" style:display-name="Dictionary Small.2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3" style:display-name="Dictionary Small.3" style:family="table-cell">
      <style:table-cell-properties fo:padding="0.102cm" fo:padding-left="0.102cm" fo:padding-right="0.102cm" fo:padding-top="0.102cm" fo:padding-bottom="0.102cm"/>
      <style:paragraph-properties fo:text-align="end"/>
      <style:text-properties style:use-window-font-color="true" fo:font-size="7.80000019073486pt" fo:font-weight="bold" style:font-name="Roboto" fo:font-family="Roboto" style:font-size-asian="7.80000019073486pt" style:font-weight-asian="bold" style:font-name-asian="Noto Serif CJK SC" style:font-family-asian="'Noto Serif CJK SC'" style:font-size-complex="7.80000019073486pt" style:font-weight-complex="bold" style:font-name-complex="Ek Mukta" style:font-family-complex="'Ek Mukta'"/>
    </style:style>
    <style:style style:name="Dictionary_20_Small.4" style:display-name="Dictionary Small.4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5" style:display-name="Dictionary Small.5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6" style:display-name="Dictionary Small.6" style:family="table-cell">
      <style:table-cell-properties fo:padding="0.102cm" fo:padding-left="0.102cm" fo:padding-right="0.102cm" fo:padding-top="0.102cm" fo:padding-bottom="0.102cm"/>
      <style:paragraph-properties fo:text-align="end"/>
      <style:text-properties style:use-window-font-color="true" fo:font-size="7.80000019073486pt" fo:font-weight="bold" style:font-name="Roboto" fo:font-family="Roboto" style:font-size-asian="7.80000019073486pt" style:font-weight-asian="bold" style:font-name-asian="Noto Serif CJK SC" style:font-family-asian="'Noto Serif CJK SC'" style:font-size-complex="7.80000019073486pt" style:font-weight-complex="bold" style:font-name-complex="Ek Mukta" style:font-family-complex="'Ek Mukta'"/>
    </style:style>
    <style:style style:name="Dictionary_20_Small.7" style:display-name="Dictionary Small.7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8" style:display-name="Dictionary Small.8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9" style:display-name="Dictionary Small.9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10" style:display-name="Dictionary Small.10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11" style:display-name="Dictionary Small.11" style:family="table-cell">
      <style:table-cell-properties fo:padding="0.102cm" fo:padding-left="0.102cm" fo:padding-right="0.102cm" fo:padding-top="0.102cm" fo:padding-bottom="0.102cm"/>
      <style:paragraph-properties fo:text-align="end"/>
      <style:text-properties style:use-window-font-color="true" fo:font-size="7.80000019073486pt" fo:font-weight="bold" style:font-name="Roboto" fo:font-family="Roboto" style:font-size-asian="7.80000019073486pt" style:font-weight-asian="bold" style:font-name-asian="Noto Serif CJK SC" style:font-family-asian="'Noto Serif CJK SC'" style:font-size-complex="7.80000019073486pt" style:font-weight-complex="bold" style:font-name-complex="Ek Mukta" style:font-family-complex="'Ek Mukta'"/>
    </style:style>
    <style:style style:name="Dictionary_20_Small.12" style:display-name="Dictionary Small.12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13" style:display-name="Dictionary Small.13" style:family="table-cell">
      <style:table-cell-properties fo:padding="0.102cm" fo:padding-left="0.102cm" fo:padding-right="0.102cm" fo:padding-top="0.102cm" fo:padding-bottom="0.102cm"/>
      <style:paragraph-properties fo:text-align="end"/>
      <style:text-properties style:use-window-font-color="true" fo:font-size="7.80000019073486pt" fo:font-weight="bold" style:font-name="Roboto" fo:font-family="Roboto" style:font-size-asian="7.80000019073486pt" style:font-weight-asian="bold" style:font-name-asian="Noto Serif CJK SC" style:font-family-asian="'Noto Serif CJK SC'" style:font-size-complex="7.80000019073486pt" style:font-weight-complex="bold" style:font-name-complex="Ek Mukta" style:font-family-complex="'Ek Mukta'"/>
    </style:style>
    <style:style style:name="Dictionary_20_Small.14" style:display-name="Dictionary Small.14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15" style:display-name="Dictionary Small.15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style:style style:name="Dictionary_20_Small.16" style:display-name="Dictionary Small.16" style:family="table-cell">
      <style:table-cell-properties fo:padding="0.102cm" fo:padding-left="0.102cm" fo:padding-right="0.102cm" fo:padding-top="0.102cm" fo:padding-bottom="0.102cm"/>
      <style:text-properties style:use-window-font-color="true" fo:font-size="7.80000019073486pt" style:font-name="Roboto" fo:font-family="Roboto" style:font-size-asian="7.80000019073486pt" style:font-name-asian="Noto Serif CJK SC" style:font-family-asian="'Noto Serif CJK SC'" style:font-size-complex="7.80000019073486pt" style:font-name-complex="Ek Mukta" style:font-family-complex="'Ek Mukta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Dictionary Small" table:first-row-end-column="row" table:first-row-start-column="row" table:last-row-end-column="row" table:last-row-start-column="row">
      <table:first-row table:style-name="Dictionary_20_Small.1"/>
      <table:last-row table:style-name="Dictionary_20_Small.2"/>
      <table:first-column table:style-name="Dictionary_20_Small.3"/>
      <table:last-column table:style-name="Dictionary_20_Small.4"/>
      <table:body table:style-name="Dictionary_20_Small.9"/>
      <table:even-rows table:style-name="Dictionary_20_Small.5"/>
      <table:odd-rows table:style-name="Dictionary_20_Small.6"/>
      <table:even-columns table:style-name="Dictionary_20_Small.7"/>
      <table:odd-columns table:style-name="Dictionary_20_Small.8"/>
      <table:background table:style-name="Dictionary_20_Small.10"/>
      <loext:first-row-even-column table:style-name="Dictionary_20_Small.15"/>
      <loext:last-row-even-column table:style-name="Dictionary_20_Small.16"/>
      <loext:first-row-end-column table:style-name="Dictionary_20_Small.12"/>
      <loext:first-row-start-column table:style-name="Dictionary_20_Small.11"/>
      <loext:last-row-end-column table:style-name="Dictionary_20_Small.14"/>
      <loext:last-row-start-column table:style-name="Dictionary_20_Smal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0.762cm" fo:margin-bottom="0.762cm" fo:margin-left="0.762cm" fo:margin-right="0.7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.508cm">
          <style:column style:rel-width="16383*" fo:start-indent="0cm" fo:end-indent="0.254cm"/>
          <style:column style:rel-width="16383*" fo:start-indent="0.254cm" fo:end-indent="0.254cm"/>
          <style:column style:rel-width="16383*" fo:start-indent="0.254cm" fo:end-indent="0.254cm"/>
          <style:column style:rel-width="16386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4T11:56:04.193273542</meta:creation-date>
    <dc:date>2020-01-07T21:32:17.897228581</dc:date>
    <meta:editing-duration>PT2H49M43S</meta:editing-duration>
    <meta:editing-cycles>36</meta:editing-cycles>
    <meta:generator>LibreOffice/6.3.4.2.0$Linux_X86_64 LibreOffice_project/30$Build-2</meta:generator>
    <meta:print-date>2020-01-04T19:14:12.143618052</meta:print-date>
    <meta:document-statistic meta:table-count="2" meta:image-count="0" meta:object-count="0" meta:page-count="2" meta:paragraph-count="372" meta:word-count="1458" meta:character-count="9095" meta:non-whitespace-character-count="7993"/>
  </office:meta>
</office:document-meta>
</file>